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0.065cm"/>
    </style:style>
    <style:style style:name="co5" style:family="table-column">
      <style:table-column-properties fo:break-before="auto" style:column-width="2.318cm"/>
    </style:style>
    <style:style style:name="co6" style:family="table-column">
      <style:table-column-properties fo:break-before="auto" style:column-width="2.953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3.397cm"/>
    </style:style>
    <style:style style:name="co15" style:family="table-column">
      <style:table-column-properties fo:break-before="auto" style:column-width="4.191cm"/>
    </style:style>
    <style:style style:name="co13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747cm"/>
    </style:style>
    <style:style style:name="co17" style:family="table-column">
      <style:table-column-properties fo:break-before="auto" style:column-width="4.413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2.413cm"/>
    </style:style>
    <style:style style:name="co20" style:family="table-column">
      <style:table-column-properties fo:break-before="auto" style:column-width="4.826cm"/>
    </style:style>
    <style:style style:name="co21" style:family="table-column">
      <style:table-column-properties fo:break-before="auto" style:column-width="3.874cm"/>
    </style:style>
    <style:style style:name="co22" style:family="table-column">
      <style:table-column-properties fo:break-before="auto" style:column-width="3.651cm"/>
    </style:style>
    <style:style style:name="co23" style:family="table-column">
      <style:table-column-properties fo:break-before="auto" style:column-width="3.62cm"/>
    </style:style>
    <style:style style:name="co24" style:family="table-column">
      <style:table-column-properties fo:break-before="auto" style:column-width="3.842cm"/>
    </style:style>
    <style:style style:name="co9" style:family="table-column">
      <style:table-column-properties fo:break-before="auto" style:column-width="5.08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985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4.35cm"/>
    </style:style>
    <style:style style:name="co29" style:family="table-column">
      <style:table-column-properties fo:break-before="auto" style:column-width="4.223cm"/>
    </style:style>
    <style:style style:name="co30" style:family="table-column">
      <style:table-column-properties fo:break-before="auto" style:column-width="4.44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5.048cm"/>
    </style:style>
    <style:style style:name="co33" style:family="table-column">
      <style:table-column-properties fo:break-before="auto" style:column-width="2.985cm"/>
    </style:style>
    <style:style style:name="co34" style:family="table-column">
      <style:table-column-properties fo:break-before="auto" style:column-width="3.969cm"/>
    </style:style>
    <style:style style:name="co35" style:family="table-column">
      <style:table-column-properties fo:break-before="auto" style:column-width="3.524cm"/>
    </style:style>
    <style:style style:name="co37" style:family="table-column">
      <style:table-column-properties fo:break-before="auto" style:column-width="2.794cm"/>
    </style:style>
    <style:style style:name="co38" style:family="table-column">
      <style:table-column-properties fo:break-before="auto" style:column-width="6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Nome_20_dos_20_Participantes">
      <style:table-properties table:display="true" style:writing-mode="lr-tb"/>
    </style:style>
    <style:style style:name="ta2" style:family="table" style:master-page-name="PageStyle_5f_Feriados">
      <style:table-properties table:display="true" style:writing-mode="lr-tb"/>
    </style:style>
    <style:style style:name="ta4" style:family="table" style:master-page-name="PageStyle_5f_Equivalência_20_de_20_Capitais">
      <style:table-properties table:display="true" style:writing-mode="lr-tb"/>
    </style:style>
    <style:style style:name="ta5" style:family="table" style:master-page-name="PageStyle_5f_Custo_20_do_20_Dinheiro">
      <style:table-properties table:display="true" style:writing-mode="lr-tb"/>
    </style:style>
    <style:style style:name="ta6" style:family="table" style:master-page-name="PageStyle_5f_Amortização_20_de_20_Dívidas">
      <style:table-properties table:display="true" style:writing-mode="lr-tb"/>
    </style:style>
    <style:style style:name="ta7" style:family="table" style:master-page-name="PageStyle_5f_Exercícios_20_de_20_Aul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a6caec"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fo:border-bottom="1.76pt solid #808080" fo:background-color="#c0c0c0" style:diagonal-bl-tr="none" style:diagonal-tl-br="none" style:text-align-source="fix" style:repeat-content="false" fo:wrap-option="wrap" fo:border-left="none" style:direction="ltr" fo:border-right="1.76pt solid #808080" style:rotation-angle="0" style:rotation-align="none" style:shrink-to-fit="false" fo:border-top="1.76pt solid #80808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20_3">
      <style:table-cell-properties fo:background-color="#d9f2d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808080" fo:background-color="#c0c0c0" style:diagonal-bl-tr="none" style:diagonal-tl-br="none" style:text-align-source="fix" style:repeat-content="false" fo:wrap-option="wrap" fo:border-left="none" style:direction="ltr" fo:border-right="1.76pt solid #969696" style:rotation-angle="0" style:rotation-align="none" style:shrink-to-fit="false" fo:border-top="1.76pt solid #80808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13">
      <style:table-cell-properties style:rotation-align="none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20_3" style:data-style-name="N11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3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46">
      <style:table-cell-properties style:rotation-align="none"/>
    </style:style>
    <style:style style:name="ce21" style:family="table-cell" style:parent-style-name="Default" style:data-style-name="N14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46">
      <style:table-cell-properties fo:background-color="#c1e5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c1e5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46">
      <style:table-cell-properties fo:border-bottom="0.74pt solid #000000" fo:background-color="#c1e5f5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46">
      <style:table-cell-properties fo:border-bottom="0.74pt solid #000000" fo:background-color="#c1e5f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46">
      <style:table-cell-properties fo:border-bottom="1.76pt solid #000000" fo:background-color="#c1e5f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146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4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fo:background-color="#c1e5f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4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83cbe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13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46">
      <style:table-cell-properties fo:background-color="#84e29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diagonal-bl-tr="none" style:diagonal-tl-br="none" fo:border="0.74pt solid #000000" style:rotation-align="none"/>
    </style:style>
    <style:style style:name="ce57" style:family="table-cell" style:parent-style-name="Default" style:data-style-name="N1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49">
      <style:table-cell-properties style:diagonal-bl-tr="none" style:diagonal-tl-br="none" fo:border="0.74pt solid #000000" style:rotation-align="none"/>
    </style:style>
    <style:style style:name="ce61" style:family="table-cell" style:parent-style-name="Default" style:data-style-name="N1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49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 style:data-style-name="N146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83cbe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46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73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6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77" style:family="table-cell" style:parent-style-name="Default" style:data-style-name="N146">
      <style:table-cell-properties fo:background-color="#b8d4f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46">
      <style:table-cell-properties fo:background-color="#b8d4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13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47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Excel_20_Built-in_20_Percent" style:data-style-name="N1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diagonal-bl-tr="none" style:diagonal-tl-br="none" fo:border="0.74pt solid #000000" style:rotation-align="none"/>
    </style:style>
    <style:style style:name="ce90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>
      <style:table-cell-properties fo:background-color="#ffff00" style:rotation-align="none"/>
    </style:style>
    <style:style style:name="ce175" style:family="table-cell" style:parent-style-name="Default">
      <style:table-cell-properties fo:background-color="#a6caec" style:rotation-align="none"/>
    </style:style>
    <style:style style:name="ce176" style:family="table-cell" style:parent-style-name="Default">
      <style:table-cell-properties fo:background-color="#c0c0c0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7" style:family="table-cell" style:parent-style-name="Normal_20_3" style:data-style-name="N11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Normal_20_3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83" style:family="table-cell" style:parent-style-name="Default">
      <style:table-cell-properties fo:border-bottom="1.76pt solid #808080" fo:background-color="#c0c0c0" style:diagonal-bl-tr="none" style:diagonal-tl-br="none" style:text-align-source="fix" style:repeat-content="false" fo:wrap-option="wrap" fo:border-left="none" style:direction="ltr" fo:border-right="1.76pt solid #808080" style:rotation-angle="0" style:rotation-align="none" style:shrink-to-fit="false" fo:border-top="1.76pt solid #80808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4" style:family="table-cell" style:parent-style-name="Normal_20_3">
      <style:table-cell-properties fo:background-color="#d9f2d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1.76pt solid #808080" fo:background-color="#c0c0c0" style:diagonal-bl-tr="none" style:diagonal-tl-br="none" style:text-align-source="fix" style:repeat-content="false" fo:wrap-option="wrap" fo:border-left="none" style:direction="ltr" fo:border-right="1.76pt solid #969696" style:rotation-angle="0" style:rotation-align="none" style:shrink-to-fit="false" fo:border-top="1.76pt solid #80808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7" style:family="table-cell" style:parent-style-name="Default" style:data-style-name="N113">
      <style:table-cell-properties style:rotation-align="none"/>
    </style:style>
    <style:style style:name="ce16" style:family="table-cell" style:parent-style-name="Default" style:data-style-name="N146">
      <style:table-cell-properties fo:background-color="#a6cae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 style:data-style-name="N146">
      <style:table-cell-properties style:rotation-align="none"/>
    </style:style>
    <style:style style:name="ce18" style:family="table-cell" style:parent-style-name="Default" style:data-style-name="N146">
      <style:table-cell-properties fo:background-color="#a6cae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146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 style:data-style-name="N14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46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46">
      <style:table-cell-properties fo:background-color="#a6ca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7" style:family="table-cell" style:parent-style-name="Default" style:data-style-name="N14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8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19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46">
      <style:table-cell-properties fo:background-color="#ffff00" style:diagonal-bl-tr="none" style:diagonal-tl-br="none" fo:border="0.74pt solid #000000" style:rotation-align="none"/>
    </style:style>
    <style:style style:name="ce29" style:family="table-cell" style:parent-style-name="Default" style:data-style-name="N3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50">
      <style:table-cell-properties style:diagonal-bl-tr="none" style:diagonal-tl-br="none" fo:border="0.74pt solid #000000" style:rotation-align="none"/>
    </style:style>
    <style:style style:name="ce203" style:family="table-cell" style:parent-style-name="Default" style:data-style-name="N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205" style:family="table-cell" style:parent-style-name="Default" style:data-style-name="N146">
      <style:table-cell-properties fo:background-color="#c1e5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c1e5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46">
      <style:table-cell-properties fo:border-bottom="0.74pt solid #000000" fo:background-color="#c1e5f5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 style:data-style-name="N146">
      <style:table-cell-properties fo:border-bottom="0.74pt solid #000000" fo:background-color="#c1e5f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 style:data-style-name="N146">
      <style:table-cell-properties fo:border-bottom="1.76pt solid #000000" fo:background-color="#c1e5f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 style:data-style-name="N146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 style:data-style-name="N14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46">
      <style:table-cell-properties fo:background-color="#c1e5f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4" style:family="table-cell" style:parent-style-name="Default">
      <style:table-cell-properties fo:background-color="#83cbe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113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146">
      <style:table-cell-properties fo:background-color="#84e29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style:diagonal-bl-tr="none" style:diagonal-tl-br="none" fo:border="0.74pt solid #000000" style:rotation-align="none"/>
    </style:style>
    <style:style style:name="ce229" style:family="table-cell" style:parent-style-name="Default" style:data-style-name="N1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1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149">
      <style:table-cell-properties style:diagonal-bl-tr="none" style:diagonal-tl-br="none" fo:border="0.74pt solid #000000" style:rotation-align="none"/>
    </style:style>
    <style:style style:name="ce233" style:family="table-cell" style:parent-style-name="Default" style:data-style-name="N1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149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36" style:family="table-cell" style:parent-style-name="Default" style:data-style-name="N146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ackground-color="#83cbe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 style:data-style-name="N146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4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245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1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4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49" style:family="table-cell" style:parent-style-name="Default" style:data-style-name="N146">
      <style:table-cell-properties fo:background-color="#b8d4f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 style:data-style-name="N146">
      <style:table-cell-properties fo:background-color="#b8d4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113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 style:data-style-name="N146">
      <style:table-cell-properties fo:border-bottom="0.74pt solid #000000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 style:data-style-name="N147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60" style:family="table-cell" style:parent-style-name="Excel_20_Built-in_20_Percent" style:data-style-name="N1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47">
      <style:table-cell-properties style:diagonal-bl-tr="none" style:diagonal-tl-br="none" fo:border="0.74pt solid #000000" style:rotation-align="none"/>
    </style:style>
    <style:style style:name="ce262" style:family="table-cell" style:parent-style-name="Default" style:data-style-name="N146">
      <style:table-cell-properties fo:border-bottom="1.76pt solid #000000" fo:background-color="#b8d4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3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 style:data-style-name="N146">
      <style:table-cell-properties fo:border-bottom="none" fo:background-color="#b8d4f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e dos Participant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73" office:value-type="string" calcext:value-type="string">
            <text:p>1.</text:p>
          </table:table-cell>
          <table:table-cell table:style-name="ce174" table:number-columns-repeated="6"/>
          <table:table-cell table:number-columns-repeated="16377"/>
        </table:table-row>
        <table:table-row table:style-name="ro1">
          <table:table-cell table:style-name="ce173" office:value-type="string" calcext:value-type="string">
            <text:p>2.</text:p>
          </table:table-cell>
          <table:table-cell table:style-name="ce175" table:number-columns-repeated="6"/>
          <table:table-cell table:number-columns-repeated="16377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riados" table:style-name="ta2">
        <table:table-column table:style-name="co2" table:default-cell-style-name="ce18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45" table:default-cell-style-name="Default"/>
        <table:table-row table:style-name="ro1">
          <table:table-cell table:style-name="ce176" office:value-type="string" calcext:value-type="string">
            <text:p>Data</text:p>
          </table:table-cell>
          <table:table-cell table:style-name="ce183" office:value-type="string" calcext:value-type="string">
            <text:p>Dia da Semana</text:p>
          </table:table-cell>
          <table:table-cell table:style-name="ce186" office:value-type="string" calcext:value-type="string">
            <text:p>Feriad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1-01" calcext:value-type="date">
            <text:p>1/1/200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/>
          <table:table-cell table:style-name="ce187"/>
          <table:table-cell table:number-columns-repeated="16379"/>
        </table:table-row>
        <table:table-row table:style-name="ro1">
          <table:table-cell table:style-name="ce177" office:value-type="date" office:date-value="2001-02-26" calcext:value-type="date">
            <text:p>26/2/200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2-27" calcext:value-type="date">
            <text:p>27/2/200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4-13" calcext:value-type="date">
            <text:p>13/4/200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4-21" calcext:value-type="date">
            <text:p>21/4/200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5-01" calcext:value-type="date">
            <text:p>1/5/200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6-14" calcext:value-type="date">
            <text:p>14/6/200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09-07" calcext:value-type="date">
            <text:p>7/9/200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10-12" calcext:value-type="date">
            <text:p>12/10/200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11-02" calcext:value-type="date">
            <text:p>2/11/200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11-15" calcext:value-type="date">
            <text:p>15/11/200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1-12-25" calcext:value-type="date">
            <text:p>25/12/200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1-01" calcext:value-type="date">
            <text:p>1/1/200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2-11" calcext:value-type="date">
            <text:p>11/2/200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2-12" calcext:value-type="date">
            <text:p>12/2/200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3-29" calcext:value-type="date">
            <text:p>29/3/200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4-21" calcext:value-type="date">
            <text:p>21/4/200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5-01" calcext:value-type="date">
            <text:p>1/5/200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5-30" calcext:value-type="date">
            <text:p>30/5/200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09-07" calcext:value-type="date">
            <text:p>7/9/200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10-12" calcext:value-type="date">
            <text:p>12/10/200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11-02" calcext:value-type="date">
            <text:p>2/11/200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11-15" calcext:value-type="date">
            <text:p>15/11/200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2-12-25" calcext:value-type="date">
            <text:p>25/12/200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1-01" calcext:value-type="date">
            <text:p>1/1/200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3-03" calcext:value-type="date">
            <text:p>3/3/200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3-04" calcext:value-type="date">
            <text:p>4/3/200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4-18" calcext:value-type="date">
            <text:p>18/4/200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4-21" calcext:value-type="date">
            <text:p>21/4/200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5-01" calcext:value-type="date">
            <text:p>1/5/200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6-19" calcext:value-type="date">
            <text:p>19/6/200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09-07" calcext:value-type="date">
            <text:p>7/9/200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10-12" calcext:value-type="date">
            <text:p>12/10/200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11-02" calcext:value-type="date">
            <text:p>2/11/200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11-15" calcext:value-type="date">
            <text:p>15/11/200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3-12-25" calcext:value-type="date">
            <text:p>25/12/200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1-01" calcext:value-type="date">
            <text:p>1/1/200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2-23" calcext:value-type="date">
            <text:p>23/2/200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2-24" calcext:value-type="date">
            <text:p>24/2/200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4-09" calcext:value-type="date">
            <text:p>9/4/200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4-21" calcext:value-type="date">
            <text:p>21/4/200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5-01" calcext:value-type="date">
            <text:p>1/5/200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6-10" calcext:value-type="date">
            <text:p>10/6/200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09-07" calcext:value-type="date">
            <text:p>7/9/200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10-12" calcext:value-type="date">
            <text:p>12/10/200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11-02" calcext:value-type="date">
            <text:p>2/11/200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11-15" calcext:value-type="date">
            <text:p>15/11/200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4-12-25" calcext:value-type="date">
            <text:p>25/12/200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1-01" calcext:value-type="date">
            <text:p>1/1/200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2-07" calcext:value-type="date">
            <text:p>7/2/200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2-08" calcext:value-type="date">
            <text:p>8/2/200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3-25" calcext:value-type="date">
            <text:p>25/3/200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4-21" calcext:value-type="date">
            <text:p>21/4/200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5-01" calcext:value-type="date">
            <text:p>1/5/200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5-26" calcext:value-type="date">
            <text:p>26/5/200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09-07" calcext:value-type="date">
            <text:p>7/9/200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10-12" calcext:value-type="date">
            <text:p>12/10/200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11-02" calcext:value-type="date">
            <text:p>2/11/200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11-15" calcext:value-type="date">
            <text:p>15/11/200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5-12-25" calcext:value-type="date">
            <text:p>25/12/200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1-01" calcext:value-type="date">
            <text:p>1/1/200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2-27" calcext:value-type="date">
            <text:p>27/2/200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2-28" calcext:value-type="date">
            <text:p>28/2/200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4-14" calcext:value-type="date">
            <text:p>14/4/200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4-21" calcext:value-type="date">
            <text:p>21/4/200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5-01" calcext:value-type="date">
            <text:p>1/5/200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6-15" calcext:value-type="date">
            <text:p>15/6/200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09-07" calcext:value-type="date">
            <text:p>7/9/200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10-12" calcext:value-type="date">
            <text:p>12/10/200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11-02" calcext:value-type="date">
            <text:p>2/11/200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11-15" calcext:value-type="date">
            <text:p>15/11/200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6-12-25" calcext:value-type="date">
            <text:p>25/12/200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1-01" calcext:value-type="date">
            <text:p>1/1/200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2-19" calcext:value-type="date">
            <text:p>19/2/200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2-20" calcext:value-type="date">
            <text:p>20/2/200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4-06" calcext:value-type="date">
            <text:p>6/4/200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4-21" calcext:value-type="date">
            <text:p>21/4/200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5-01" calcext:value-type="date">
            <text:p>1/5/200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6-07" calcext:value-type="date">
            <text:p>7/6/200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09-07" calcext:value-type="date">
            <text:p>7/9/200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10-12" calcext:value-type="date">
            <text:p>12/10/200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11-02" calcext:value-type="date">
            <text:p>2/11/200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11-15" calcext:value-type="date">
            <text:p>15/11/200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7-12-25" calcext:value-type="date">
            <text:p>25/12/200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1-01" calcext:value-type="date">
            <text:p>1/1/200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2-04" calcext:value-type="date">
            <text:p>4/2/200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2-05" calcext:value-type="date">
            <text:p>5/2/200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3-21" calcext:value-type="date">
            <text:p>21/3/200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4-21" calcext:value-type="date">
            <text:p>21/4/200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5-01" calcext:value-type="date">
            <text:p>1/5/200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5-22" calcext:value-type="date">
            <text:p>22/5/200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09-07" calcext:value-type="date">
            <text:p>7/9/200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10-12" calcext:value-type="date">
            <text:p>12/10/200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11-02" calcext:value-type="date">
            <text:p>2/11/200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11-15" calcext:value-type="date">
            <text:p>15/11/200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08-12-25" calcext:value-type="date">
            <text:p>25/12/200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1-01" calcext:value-type="date">
            <text:p>1/1/200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2-23" calcext:value-type="date">
            <text:p>23/2/200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2-24" calcext:value-type="date">
            <text:p>24/2/200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4-10" calcext:value-type="date">
            <text:p>10/4/200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4-21" calcext:value-type="date">
            <text:p>21/4/200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5-01" calcext:value-type="date">
            <text:p>1/5/200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6-11" calcext:value-type="date">
            <text:p>11/6/200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09-07" calcext:value-type="date">
            <text:p>7/9/200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10-12" calcext:value-type="date">
            <text:p>12/10/200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11-02" calcext:value-type="date">
            <text:p>2/11/200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11-15" calcext:value-type="date">
            <text:p>15/11/200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09-12-25" calcext:value-type="date">
            <text:p>25/12/200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1-01" calcext:value-type="date">
            <text:p>1/1/201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2-15" calcext:value-type="date">
            <text:p>15/2/201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2-16" calcext:value-type="date">
            <text:p>16/2/201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4-02" calcext:value-type="date">
            <text:p>2/4/201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4-21" calcext:value-type="date">
            <text:p>21/4/201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5-01" calcext:value-type="date">
            <text:p>1/5/201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6-03" calcext:value-type="date">
            <text:p>3/6/201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09-07" calcext:value-type="date">
            <text:p>7/9/201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10-12" calcext:value-type="date">
            <text:p>12/10/201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11-02" calcext:value-type="date">
            <text:p>2/11/201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11-15" calcext:value-type="date">
            <text:p>15/11/201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0-12-25" calcext:value-type="date">
            <text:p>25/12/201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1-01" calcext:value-type="date">
            <text:p>1/1/201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3-07" calcext:value-type="date">
            <text:p>7/3/201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3-08" calcext:value-type="date">
            <text:p>8/3/201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4-21" calcext:value-type="date">
            <text:p>21/4/201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4-22" calcext:value-type="date">
            <text:p>22/4/201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5-01" calcext:value-type="date">
            <text:p>1/5/201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6-23" calcext:value-type="date">
            <text:p>23/6/201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09-07" calcext:value-type="date">
            <text:p>7/9/201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10-12" calcext:value-type="date">
            <text:p>12/10/201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11-02" calcext:value-type="date">
            <text:p>2/11/201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11-15" calcext:value-type="date">
            <text:p>15/11/201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1-12-25" calcext:value-type="date">
            <text:p>25/12/201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1-01" calcext:value-type="date">
            <text:p>1/1/201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2-20" calcext:value-type="date">
            <text:p>20/2/201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2-21" calcext:value-type="date">
            <text:p>21/2/201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4-06" calcext:value-type="date">
            <text:p>6/4/201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4-21" calcext:value-type="date">
            <text:p>21/4/201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5-01" calcext:value-type="date">
            <text:p>1/5/201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6-07" calcext:value-type="date">
            <text:p>7/6/201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09-07" calcext:value-type="date">
            <text:p>7/9/201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10-12" calcext:value-type="date">
            <text:p>12/10/201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11-02" calcext:value-type="date">
            <text:p>2/11/201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11-15" calcext:value-type="date">
            <text:p>15/11/201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2-12-25" calcext:value-type="date">
            <text:p>25/12/201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1-01" calcext:value-type="date">
            <text:p>1/1/201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2-11" calcext:value-type="date">
            <text:p>11/2/201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2-12" calcext:value-type="date">
            <text:p>12/2/201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3-29" calcext:value-type="date">
            <text:p>29/3/201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4-21" calcext:value-type="date">
            <text:p>21/4/201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5-01" calcext:value-type="date">
            <text:p>1/5/201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5-30" calcext:value-type="date">
            <text:p>30/5/201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09-07" calcext:value-type="date">
            <text:p>7/9/201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10-12" calcext:value-type="date">
            <text:p>12/10/201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11-02" calcext:value-type="date">
            <text:p>2/11/201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11-15" calcext:value-type="date">
            <text:p>15/11/201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3-12-25" calcext:value-type="date">
            <text:p>25/12/201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1-01" calcext:value-type="date">
            <text:p>1/1/201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3-03" calcext:value-type="date">
            <text:p>3/3/201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3-04" calcext:value-type="date">
            <text:p>4/3/201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4-18" calcext:value-type="date">
            <text:p>18/4/201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4-21" calcext:value-type="date">
            <text:p>21/4/201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5-01" calcext:value-type="date">
            <text:p>1/5/201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6-19" calcext:value-type="date">
            <text:p>19/6/201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09-07" calcext:value-type="date">
            <text:p>7/9/201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10-12" calcext:value-type="date">
            <text:p>12/10/201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11-02" calcext:value-type="date">
            <text:p>2/11/201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11-15" calcext:value-type="date">
            <text:p>15/11/201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4-12-25" calcext:value-type="date">
            <text:p>25/12/201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1-01" calcext:value-type="date">
            <text:p>1/1/201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2-16" calcext:value-type="date">
            <text:p>16/2/201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2-17" calcext:value-type="date">
            <text:p>17/2/201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4-03" calcext:value-type="date">
            <text:p>3/4/201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4-21" calcext:value-type="date">
            <text:p>21/4/201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5-01" calcext:value-type="date">
            <text:p>1/5/201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6-04" calcext:value-type="date">
            <text:p>4/6/201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09-07" calcext:value-type="date">
            <text:p>7/9/201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10-12" calcext:value-type="date">
            <text:p>12/10/201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11-02" calcext:value-type="date">
            <text:p>2/11/201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11-15" calcext:value-type="date">
            <text:p>15/11/201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5-12-25" calcext:value-type="date">
            <text:p>25/12/201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1-01" calcext:value-type="date">
            <text:p>1/1/201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2-08" calcext:value-type="date">
            <text:p>8/2/201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2-09" calcext:value-type="date">
            <text:p>9/2/201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3-25" calcext:value-type="date">
            <text:p>25/3/201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4-21" calcext:value-type="date">
            <text:p>21/4/201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5-01" calcext:value-type="date">
            <text:p>1/5/201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5-26" calcext:value-type="date">
            <text:p>26/5/201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09-07" calcext:value-type="date">
            <text:p>7/9/201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10-12" calcext:value-type="date">
            <text:p>12/10/201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11-02" calcext:value-type="date">
            <text:p>2/11/201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11-15" calcext:value-type="date">
            <text:p>15/11/201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1">
          <table:table-cell table:style-name="ce178" office:value-type="date" office:date-value="2016-12-25" calcext:value-type="date">
            <text:p>25/12/201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1-01" calcext:value-type="date">
            <text:p>1/1/201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2-27" calcext:value-type="date">
            <text:p>27/2/201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2-28" calcext:value-type="date">
            <text:p>28/2/201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4-14" calcext:value-type="date">
            <text:p>14/4/201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4-21" calcext:value-type="date">
            <text:p>21/4/201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5-01" calcext:value-type="date">
            <text:p>1/5/201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6-15" calcext:value-type="date">
            <text:p>15/6/201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1">
          <table:table-cell table:style-name="ce177" office:value-type="date" office:date-value="2017-09-07" calcext:value-type="date">
            <text:p>7/9/201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7-10-12" calcext:value-type="date">
            <text:p>12/10/201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7-11-02" calcext:value-type="date">
            <text:p>2/11/201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7-11-15" calcext:value-type="date">
            <text:p>15/11/201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7-12-25" calcext:value-type="date">
            <text:p>25/12/201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1-01" calcext:value-type="date">
            <text:p>1/1/201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2-12" calcext:value-type="date">
            <text:p>12/2/201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2-13" calcext:value-type="date">
            <text:p>13/2/201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3-30" calcext:value-type="date">
            <text:p>30/3/201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4-21" calcext:value-type="date">
            <text:p>21/4/201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5-01" calcext:value-type="date">
            <text:p>1/5/201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5-31" calcext:value-type="date">
            <text:p>31/5/201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09-07" calcext:value-type="date">
            <text:p>7/9/201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10-12" calcext:value-type="date">
            <text:p>12/10/201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11-02" calcext:value-type="date">
            <text:p>2/11/201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11-15" calcext:value-type="date">
            <text:p>15/11/201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18-12-25" calcext:value-type="date">
            <text:p>25/12/201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1-01" calcext:value-type="date">
            <text:p>1/1/201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3-04" calcext:value-type="date">
            <text:p>4/3/201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3-05" calcext:value-type="date">
            <text:p>5/3/201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4-19" calcext:value-type="date">
            <text:p>19/4/201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4-21" calcext:value-type="date">
            <text:p>21/4/201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5-01" calcext:value-type="date">
            <text:p>1/5/201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6-20" calcext:value-type="date">
            <text:p>20/6/201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09-07" calcext:value-type="date">
            <text:p>7/9/201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10-12" calcext:value-type="date">
            <text:p>12/10/201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11-02" calcext:value-type="date">
            <text:p>2/11/201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11-15" calcext:value-type="date">
            <text:p>15/11/201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19-12-25" calcext:value-type="date">
            <text:p>25/12/201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1-01" calcext:value-type="date">
            <text:p>1/1/202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2-24" calcext:value-type="date">
            <text:p>24/2/202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2-25" calcext:value-type="date">
            <text:p>25/2/202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4-10" calcext:value-type="date">
            <text:p>10/4/202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4-21" calcext:value-type="date">
            <text:p>21/4/202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5-01" calcext:value-type="date">
            <text:p>1/5/202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6-11" calcext:value-type="date">
            <text:p>11/6/202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09-07" calcext:value-type="date">
            <text:p>7/9/202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10-12" calcext:value-type="date">
            <text:p>12/10/202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11-02" calcext:value-type="date">
            <text:p>2/11/202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11-15" calcext:value-type="date">
            <text:p>15/11/202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0-12-25" calcext:value-type="date">
            <text:p>25/12/202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1-01" calcext:value-type="date">
            <text:p>1/1/202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2-15" calcext:value-type="date">
            <text:p>15/2/202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2-16" calcext:value-type="date">
            <text:p>16/2/202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4-02" calcext:value-type="date">
            <text:p>2/4/202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4-21" calcext:value-type="date">
            <text:p>21/4/202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5-01" calcext:value-type="date">
            <text:p>1/5/202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6-03" calcext:value-type="date">
            <text:p>3/6/202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09-07" calcext:value-type="date">
            <text:p>7/9/202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10-12" calcext:value-type="date">
            <text:p>12/10/202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11-02" calcext:value-type="date">
            <text:p>2/11/202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11-15" calcext:value-type="date">
            <text:p>15/11/202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1-12-25" calcext:value-type="date">
            <text:p>25/12/202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1-01" calcext:value-type="date">
            <text:p>1/1/202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2-28" calcext:value-type="date">
            <text:p>28/2/202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3-01" calcext:value-type="date">
            <text:p>1/3/202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4-15" calcext:value-type="date">
            <text:p>15/4/202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4-21" calcext:value-type="date">
            <text:p>21/4/202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5-01" calcext:value-type="date">
            <text:p>1/5/202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6-16" calcext:value-type="date">
            <text:p>16/6/202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09-07" calcext:value-type="date">
            <text:p>7/9/202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10-12" calcext:value-type="date">
            <text:p>12/10/202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11-02" calcext:value-type="date">
            <text:p>2/11/202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11-15" calcext:value-type="date">
            <text:p>15/11/202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2-12-25" calcext:value-type="date">
            <text:p>25/12/202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1-01" calcext:value-type="date">
            <text:p>1/1/202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2-20" calcext:value-type="date">
            <text:p>20/2/202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2-21" calcext:value-type="date">
            <text:p>21/2/202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4-07" calcext:value-type="date">
            <text:p>7/4/202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4-21" calcext:value-type="date">
            <text:p>21/4/202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5-01" calcext:value-type="date">
            <text:p>1/5/202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6-08" calcext:value-type="date">
            <text:p>8/6/202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09-07" calcext:value-type="date">
            <text:p>7/9/202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10-12" calcext:value-type="date">
            <text:p>12/10/202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11-02" calcext:value-type="date">
            <text:p>2/11/202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11-15" calcext:value-type="date">
            <text:p>15/11/202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3-12-25" calcext:value-type="date">
            <text:p>25/12/202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1-01" calcext:value-type="date">
            <text:p>1/1/202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2-12" calcext:value-type="date">
            <text:p>12/2/202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2-13" calcext:value-type="date">
            <text:p>13/2/202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3-29" calcext:value-type="date">
            <text:p>29/3/202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4-21" calcext:value-type="date">
            <text:p>21/4/202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5-01" calcext:value-type="date">
            <text:p>1/5/202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5-30" calcext:value-type="date">
            <text:p>30/5/202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09-07" calcext:value-type="date">
            <text:p>7/9/202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10-12" calcext:value-type="date">
            <text:p>12/10/202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11-02" calcext:value-type="date">
            <text:p>2/11/202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11-15" calcext:value-type="date">
            <text:p>15/11/202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4-11-20" calcext:value-type="date">
            <text:p>20/11/202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3"/>
          <table:table-cell table:style-name="ce187"/>
          <table:table-cell table:number-columns-repeated="16373"/>
        </table:table-row>
        <table:table-row table:style-name="ro3">
          <table:table-cell table:style-name="ce178" office:value-type="date" office:date-value="2024-12-25" calcext:value-type="date">
            <text:p>25/12/202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1-01" calcext:value-type="date">
            <text:p>1/1/202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3-03" calcext:value-type="date">
            <text:p>3/3/202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3-04" calcext:value-type="date">
            <text:p>4/3/202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4-18" calcext:value-type="date">
            <text:p>18/4/202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4-21" calcext:value-type="date">
            <text:p>21/4/202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5-01" calcext:value-type="date">
            <text:p>1/5/202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6-19" calcext:value-type="date">
            <text:p>19/6/202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09-07" calcext:value-type="date">
            <text:p>7/9/202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10-12" calcext:value-type="date">
            <text:p>12/10/202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11-02" calcext:value-type="date">
            <text:p>2/11/202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11-15" calcext:value-type="date">
            <text:p>15/11/202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5-11-20" calcext:value-type="date">
            <text:p>20/11/202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25-12-25" calcext:value-type="date">
            <text:p>25/12/202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1-01" calcext:value-type="date">
            <text:p>1/1/202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2-16" calcext:value-type="date">
            <text:p>16/2/202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2-17" calcext:value-type="date">
            <text:p>17/2/202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4-03" calcext:value-type="date">
            <text:p>3/4/202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4-21" calcext:value-type="date">
            <text:p>21/4/202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5-01" calcext:value-type="date">
            <text:p>1/5/202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6-04" calcext:value-type="date">
            <text:p>4/6/202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09-07" calcext:value-type="date">
            <text:p>7/9/202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10-12" calcext:value-type="date">
            <text:p>12/10/202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11-02" calcext:value-type="date">
            <text:p>2/11/202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11-15" calcext:value-type="date">
            <text:p>15/11/202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6-11-20" calcext:value-type="date">
            <text:p>20/11/202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26-12-25" calcext:value-type="date">
            <text:p>25/12/202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1-01" calcext:value-type="date">
            <text:p>1/1/202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2-08" calcext:value-type="date">
            <text:p>8/2/202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2-09" calcext:value-type="date">
            <text:p>9/2/202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3-26" calcext:value-type="date">
            <text:p>26/3/202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4-21" calcext:value-type="date">
            <text:p>21/4/202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5-01" calcext:value-type="date">
            <text:p>1/5/202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5-27" calcext:value-type="date">
            <text:p>27/5/202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09-07" calcext:value-type="date">
            <text:p>7/9/202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10-12" calcext:value-type="date">
            <text:p>12/10/202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11-02" calcext:value-type="date">
            <text:p>2/11/202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11-15" calcext:value-type="date">
            <text:p>15/11/202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7-11-20" calcext:value-type="date">
            <text:p>20/11/202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27-12-25" calcext:value-type="date">
            <text:p>25/12/202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1-01" calcext:value-type="date">
            <text:p>1/1/202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2-28" calcext:value-type="date">
            <text:p>28/2/202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2-29" calcext:value-type="date">
            <text:p>29/2/202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4-14" calcext:value-type="date">
            <text:p>14/4/202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4-21" calcext:value-type="date">
            <text:p>21/4/202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5-01" calcext:value-type="date">
            <text:p>1/5/202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6-15" calcext:value-type="date">
            <text:p>15/6/202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09-07" calcext:value-type="date">
            <text:p>7/9/202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10-12" calcext:value-type="date">
            <text:p>12/10/202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11-02" calcext:value-type="date">
            <text:p>2/11/202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11-15" calcext:value-type="date">
            <text:p>15/11/202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28-11-20" calcext:value-type="date">
            <text:p>20/11/202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28-12-25" calcext:value-type="date">
            <text:p>25/12/202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1-01" calcext:value-type="date">
            <text:p>1/1/202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2-12" calcext:value-type="date">
            <text:p>12/2/202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2-13" calcext:value-type="date">
            <text:p>13/2/202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3-30" calcext:value-type="date">
            <text:p>30/3/202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4-21" calcext:value-type="date">
            <text:p>21/4/202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5-01" calcext:value-type="date">
            <text:p>1/5/202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5-31" calcext:value-type="date">
            <text:p>31/5/202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09-07" calcext:value-type="date">
            <text:p>7/9/202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10-12" calcext:value-type="date">
            <text:p>12/10/202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11-02" calcext:value-type="date">
            <text:p>2/11/202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11-15" calcext:value-type="date">
            <text:p>15/11/202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29-11-20" calcext:value-type="date">
            <text:p>20/11/202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29-12-25" calcext:value-type="date">
            <text:p>25/12/202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1-01" calcext:value-type="date">
            <text:p>1/1/203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3-04" calcext:value-type="date">
            <text:p>4/3/203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3-05" calcext:value-type="date">
            <text:p>5/3/203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4-19" calcext:value-type="date">
            <text:p>19/4/203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4-21" calcext:value-type="date">
            <text:p>21/4/203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5-01" calcext:value-type="date">
            <text:p>1/5/203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6-20" calcext:value-type="date">
            <text:p>20/6/203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09-07" calcext:value-type="date">
            <text:p>7/9/203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10-12" calcext:value-type="date">
            <text:p>12/10/203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11-02" calcext:value-type="date">
            <text:p>2/11/203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11-15" calcext:value-type="date">
            <text:p>15/11/203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0-11-20" calcext:value-type="date">
            <text:p>20/11/203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30-12-25" calcext:value-type="date">
            <text:p>25/12/203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1-01" calcext:value-type="date">
            <text:p>1/1/203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2-24" calcext:value-type="date">
            <text:p>24/2/203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2-25" calcext:value-type="date">
            <text:p>25/2/203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4-11" calcext:value-type="date">
            <text:p>11/4/203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4-21" calcext:value-type="date">
            <text:p>21/4/203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5-01" calcext:value-type="date">
            <text:p>1/5/203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6-12" calcext:value-type="date">
            <text:p>12/6/203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09-07" calcext:value-type="date">
            <text:p>7/9/203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10-12" calcext:value-type="date">
            <text:p>12/10/203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11-02" calcext:value-type="date">
            <text:p>2/11/203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11-15" calcext:value-type="date">
            <text:p>15/11/203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1-11-20" calcext:value-type="date">
            <text:p>20/11/203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31-12-25" calcext:value-type="date">
            <text:p>25/12/203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1-01" calcext:value-type="date">
            <text:p>1/1/203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2-09" calcext:value-type="date">
            <text:p>9/2/203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2-10" calcext:value-type="date">
            <text:p>10/2/203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3-26" calcext:value-type="date">
            <text:p>26/3/203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4-21" calcext:value-type="date">
            <text:p>21/4/203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5-01" calcext:value-type="date">
            <text:p>1/5/203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5-27" calcext:value-type="date">
            <text:p>27/5/203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09-07" calcext:value-type="date">
            <text:p>7/9/203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10-12" calcext:value-type="date">
            <text:p>12/10/203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11-02" calcext:value-type="date">
            <text:p>2/11/203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11-15" calcext:value-type="date">
            <text:p>15/11/203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2-11-20" calcext:value-type="date">
            <text:p>20/11/203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32-12-25" calcext:value-type="date">
            <text:p>25/12/203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1-01" calcext:value-type="date">
            <text:p>1/1/203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2-28" calcext:value-type="date">
            <text:p>28/2/203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3-01" calcext:value-type="date">
            <text:p>1/3/203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4-15" calcext:value-type="date">
            <text:p>15/4/203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4-21" calcext:value-type="date">
            <text:p>21/4/203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5-01" calcext:value-type="date">
            <text:p>1/5/203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6-16" calcext:value-type="date">
            <text:p>16/6/203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09-07" calcext:value-type="date">
            <text:p>7/9/203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10-12" calcext:value-type="date">
            <text:p>12/10/203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11-02" calcext:value-type="date">
            <text:p>2/11/203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11-15" calcext:value-type="date">
            <text:p>15/11/203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3-11-20" calcext:value-type="date">
            <text:p>20/11/203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33-12-25" calcext:value-type="date">
            <text:p>25/12/203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1-01" calcext:value-type="date">
            <text:p>1/1/203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2-20" calcext:value-type="date">
            <text:p>20/2/203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2-21" calcext:value-type="date">
            <text:p>21/2/203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4-07" calcext:value-type="date">
            <text:p>7/4/203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4-21" calcext:value-type="date">
            <text:p>21/4/203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5-01" calcext:value-type="date">
            <text:p>1/5/203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6-08" calcext:value-type="date">
            <text:p>8/6/203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09-07" calcext:value-type="date">
            <text:p>7/9/203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10-12" calcext:value-type="date">
            <text:p>12/10/203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11-02" calcext:value-type="date">
            <text:p>2/11/203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11-15" calcext:value-type="date">
            <text:p>15/11/203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4-11-20" calcext:value-type="date">
            <text:p>20/11/203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34-12-25" calcext:value-type="date">
            <text:p>25/12/203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1-01" calcext:value-type="date">
            <text:p>1/1/203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2-05" calcext:value-type="date">
            <text:p>5/2/203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2-06" calcext:value-type="date">
            <text:p>6/2/203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3-23" calcext:value-type="date">
            <text:p>23/3/203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4-21" calcext:value-type="date">
            <text:p>21/4/203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5-01" calcext:value-type="date">
            <text:p>1/5/203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5-24" calcext:value-type="date">
            <text:p>24/5/203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09-07" calcext:value-type="date">
            <text:p>7/9/203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10-12" calcext:value-type="date">
            <text:p>12/10/203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11-02" calcext:value-type="date">
            <text:p>2/11/203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11-15" calcext:value-type="date">
            <text:p>15/11/203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5-11-20" calcext:value-type="date">
            <text:p>20/11/203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35-12-25" calcext:value-type="date">
            <text:p>25/12/203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1-01" calcext:value-type="date">
            <text:p>1/1/203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2-25" calcext:value-type="date">
            <text:p>25/2/203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2-26" calcext:value-type="date">
            <text:p>26/2/203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4-11" calcext:value-type="date">
            <text:p>11/4/203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4-21" calcext:value-type="date">
            <text:p>21/4/203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5-01" calcext:value-type="date">
            <text:p>1/5/203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6-12" calcext:value-type="date">
            <text:p>12/6/203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09-07" calcext:value-type="date">
            <text:p>7/9/203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10-12" calcext:value-type="date">
            <text:p>12/10/203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11-02" calcext:value-type="date">
            <text:p>2/11/203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11-15" calcext:value-type="date">
            <text:p>15/11/203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6-11-20" calcext:value-type="date">
            <text:p>20/11/203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36-12-25" calcext:value-type="date">
            <text:p>25/12/203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1-01" calcext:value-type="date">
            <text:p>1/1/203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2-16" calcext:value-type="date">
            <text:p>16/2/203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2-17" calcext:value-type="date">
            <text:p>17/2/203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4-03" calcext:value-type="date">
            <text:p>3/4/203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4-21" calcext:value-type="date">
            <text:p>21/4/203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5-01" calcext:value-type="date">
            <text:p>1/5/203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6-04" calcext:value-type="date">
            <text:p>4/6/203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09-07" calcext:value-type="date">
            <text:p>7/9/203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10-12" calcext:value-type="date">
            <text:p>12/10/203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11-02" calcext:value-type="date">
            <text:p>2/11/203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11-15" calcext:value-type="date">
            <text:p>15/11/203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7-11-20" calcext:value-type="date">
            <text:p>20/11/203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37-12-25" calcext:value-type="date">
            <text:p>25/12/203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1-01" calcext:value-type="date">
            <text:p>1/1/203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3-08" calcext:value-type="date">
            <text:p>8/3/203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3-09" calcext:value-type="date">
            <text:p>9/3/203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4-21" calcext:value-type="date">
            <text:p>21/4/203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4-23" calcext:value-type="date">
            <text:p>23/4/203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5-01" calcext:value-type="date">
            <text:p>1/5/203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6-24" calcext:value-type="date">
            <text:p>24/6/203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09-07" calcext:value-type="date">
            <text:p>7/9/203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10-12" calcext:value-type="date">
            <text:p>12/10/203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11-02" calcext:value-type="date">
            <text:p>2/11/203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11-15" calcext:value-type="date">
            <text:p>15/11/203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38-11-20" calcext:value-type="date">
            <text:p>20/11/203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38-12-25" calcext:value-type="date">
            <text:p>25/12/203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1-01" calcext:value-type="date">
            <text:p>1/1/203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2-21" calcext:value-type="date">
            <text:p>21/2/203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2-22" calcext:value-type="date">
            <text:p>22/2/203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4-08" calcext:value-type="date">
            <text:p>8/4/203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4-21" calcext:value-type="date">
            <text:p>21/4/203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5-01" calcext:value-type="date">
            <text:p>1/5/203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6-09" calcext:value-type="date">
            <text:p>9/6/203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09-07" calcext:value-type="date">
            <text:p>7/9/203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10-12" calcext:value-type="date">
            <text:p>12/10/203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11-02" calcext:value-type="date">
            <text:p>2/11/203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11-15" calcext:value-type="date">
            <text:p>15/11/203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39-11-20" calcext:value-type="date">
            <text:p>20/11/203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39-12-25" calcext:value-type="date">
            <text:p>25/12/203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1-01" calcext:value-type="date">
            <text:p>1/1/204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2-13" calcext:value-type="date">
            <text:p>13/2/204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2-14" calcext:value-type="date">
            <text:p>14/2/204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3-30" calcext:value-type="date">
            <text:p>30/3/204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4-21" calcext:value-type="date">
            <text:p>21/4/204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5-01" calcext:value-type="date">
            <text:p>1/5/204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5-31" calcext:value-type="date">
            <text:p>31/5/204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09-07" calcext:value-type="date">
            <text:p>7/9/204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10-12" calcext:value-type="date">
            <text:p>12/10/204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11-02" calcext:value-type="date">
            <text:p>2/11/204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11-15" calcext:value-type="date">
            <text:p>15/11/204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0-11-20" calcext:value-type="date">
            <text:p>20/11/204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40-12-25" calcext:value-type="date">
            <text:p>25/12/204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1-01" calcext:value-type="date">
            <text:p>1/1/204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3-04" calcext:value-type="date">
            <text:p>4/3/204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3-05" calcext:value-type="date">
            <text:p>5/3/204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4-19" calcext:value-type="date">
            <text:p>19/4/204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4-21" calcext:value-type="date">
            <text:p>21/4/204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5-01" calcext:value-type="date">
            <text:p>1/5/204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6-20" calcext:value-type="date">
            <text:p>20/6/204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09-07" calcext:value-type="date">
            <text:p>7/9/204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10-12" calcext:value-type="date">
            <text:p>12/10/204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11-02" calcext:value-type="date">
            <text:p>2/11/204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11-15" calcext:value-type="date">
            <text:p>15/11/204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1-11-20" calcext:value-type="date">
            <text:p>20/11/204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41-12-25" calcext:value-type="date">
            <text:p>25/12/204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1-01" calcext:value-type="date">
            <text:p>1/1/204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2-17" calcext:value-type="date">
            <text:p>17/2/204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2-18" calcext:value-type="date">
            <text:p>18/2/204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4-04" calcext:value-type="date">
            <text:p>4/4/204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4-21" calcext:value-type="date">
            <text:p>21/4/204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5-01" calcext:value-type="date">
            <text:p>1/5/204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6-05" calcext:value-type="date">
            <text:p>5/6/204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09-07" calcext:value-type="date">
            <text:p>7/9/204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10-12" calcext:value-type="date">
            <text:p>12/10/204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11-02" calcext:value-type="date">
            <text:p>2/11/204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11-15" calcext:value-type="date">
            <text:p>15/11/204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2-11-20" calcext:value-type="date">
            <text:p>20/11/204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42-12-25" calcext:value-type="date">
            <text:p>25/12/204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1-01" calcext:value-type="date">
            <text:p>1/1/204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2-09" calcext:value-type="date">
            <text:p>9/2/204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2-10" calcext:value-type="date">
            <text:p>10/2/204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3-27" calcext:value-type="date">
            <text:p>27/3/204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4-21" calcext:value-type="date">
            <text:p>21/4/204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5-01" calcext:value-type="date">
            <text:p>1/5/204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5-28" calcext:value-type="date">
            <text:p>28/5/204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09-07" calcext:value-type="date">
            <text:p>7/9/204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10-12" calcext:value-type="date">
            <text:p>12/10/204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11-02" calcext:value-type="date">
            <text:p>2/11/204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11-15" calcext:value-type="date">
            <text:p>15/11/204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3-11-20" calcext:value-type="date">
            <text:p>20/11/204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43-12-25" calcext:value-type="date">
            <text:p>25/12/204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1-01" calcext:value-type="date">
            <text:p>1/1/204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2-29" calcext:value-type="date">
            <text:p>29/2/204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3-01" calcext:value-type="date">
            <text:p>1/3/204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4-15" calcext:value-type="date">
            <text:p>15/4/204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4-21" calcext:value-type="date">
            <text:p>21/4/204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5-01" calcext:value-type="date">
            <text:p>1/5/204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6-16" calcext:value-type="date">
            <text:p>16/6/204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09-07" calcext:value-type="date">
            <text:p>7/9/204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10-12" calcext:value-type="date">
            <text:p>12/10/204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11-02" calcext:value-type="date">
            <text:p>2/11/204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11-15" calcext:value-type="date">
            <text:p>15/11/204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4-11-20" calcext:value-type="date">
            <text:p>20/11/204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44-12-25" calcext:value-type="date">
            <text:p>25/12/204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1-01" calcext:value-type="date">
            <text:p>1/1/204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2-20" calcext:value-type="date">
            <text:p>20/2/204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2-21" calcext:value-type="date">
            <text:p>21/2/204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4-07" calcext:value-type="date">
            <text:p>7/4/204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4-21" calcext:value-type="date">
            <text:p>21/4/204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5-01" calcext:value-type="date">
            <text:p>1/5/204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6-08" calcext:value-type="date">
            <text:p>8/6/204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09-07" calcext:value-type="date">
            <text:p>7/9/204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10-12" calcext:value-type="date">
            <text:p>12/10/204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11-02" calcext:value-type="date">
            <text:p>2/11/204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11-15" calcext:value-type="date">
            <text:p>15/11/204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5-11-20" calcext:value-type="date">
            <text:p>20/11/204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45-12-25" calcext:value-type="date">
            <text:p>25/12/204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1-01" calcext:value-type="date">
            <text:p>1/1/204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2-05" calcext:value-type="date">
            <text:p>5/2/204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2-06" calcext:value-type="date">
            <text:p>6/2/204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3-23" calcext:value-type="date">
            <text:p>23/3/204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4-21" calcext:value-type="date">
            <text:p>21/4/204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5-01" calcext:value-type="date">
            <text:p>1/5/204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5-24" calcext:value-type="date">
            <text:p>24/5/204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09-07" calcext:value-type="date">
            <text:p>7/9/204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10-12" calcext:value-type="date">
            <text:p>12/10/204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11-02" calcext:value-type="date">
            <text:p>2/11/204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11-15" calcext:value-type="date">
            <text:p>15/11/204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6-11-20" calcext:value-type="date">
            <text:p>20/11/204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46-12-25" calcext:value-type="date">
            <text:p>25/12/204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1-01" calcext:value-type="date">
            <text:p>1/1/204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2-25" calcext:value-type="date">
            <text:p>25/2/204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2-26" calcext:value-type="date">
            <text:p>26/2/204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4-12" calcext:value-type="date">
            <text:p>12/4/204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4-21" calcext:value-type="date">
            <text:p>21/4/204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5-01" calcext:value-type="date">
            <text:p>1/5/204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6-13" calcext:value-type="date">
            <text:p>13/6/204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09-07" calcext:value-type="date">
            <text:p>7/9/204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10-12" calcext:value-type="date">
            <text:p>12/10/204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11-02" calcext:value-type="date">
            <text:p>2/11/204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11-15" calcext:value-type="date">
            <text:p>15/11/204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7-11-20" calcext:value-type="date">
            <text:p>20/11/204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47-12-25" calcext:value-type="date">
            <text:p>25/12/204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1-01" calcext:value-type="date">
            <text:p>1/1/204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2-17" calcext:value-type="date">
            <text:p>17/2/204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2-18" calcext:value-type="date">
            <text:p>18/2/204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4-03" calcext:value-type="date">
            <text:p>3/4/204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4-21" calcext:value-type="date">
            <text:p>21/4/204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5-01" calcext:value-type="date">
            <text:p>1/5/204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6-04" calcext:value-type="date">
            <text:p>4/6/204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09-07" calcext:value-type="date">
            <text:p>7/9/204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10-12" calcext:value-type="date">
            <text:p>12/10/204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11-02" calcext:value-type="date">
            <text:p>2/11/204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11-15" calcext:value-type="date">
            <text:p>15/11/204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48-11-20" calcext:value-type="date">
            <text:p>20/11/204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48-12-25" calcext:value-type="date">
            <text:p>25/12/204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1-01" calcext:value-type="date">
            <text:p>1/1/204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3-01" calcext:value-type="date">
            <text:p>1/3/204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3-02" calcext:value-type="date">
            <text:p>2/3/204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4-16" calcext:value-type="date">
            <text:p>16/4/204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4-21" calcext:value-type="date">
            <text:p>21/4/204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5-01" calcext:value-type="date">
            <text:p>1/5/204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6-17" calcext:value-type="date">
            <text:p>17/6/204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09-07" calcext:value-type="date">
            <text:p>7/9/204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10-12" calcext:value-type="date">
            <text:p>12/10/204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11-02" calcext:value-type="date">
            <text:p>2/11/204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11-15" calcext:value-type="date">
            <text:p>15/11/204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49-11-20" calcext:value-type="date">
            <text:p>20/11/204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49-12-25" calcext:value-type="date">
            <text:p>25/12/204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1-01" calcext:value-type="date">
            <text:p>1/1/205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2-21" calcext:value-type="date">
            <text:p>21/2/205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2-22" calcext:value-type="date">
            <text:p>22/2/205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4-08" calcext:value-type="date">
            <text:p>8/4/205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4-21" calcext:value-type="date">
            <text:p>21/4/205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5-01" calcext:value-type="date">
            <text:p>1/5/205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6-09" calcext:value-type="date">
            <text:p>9/6/205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09-07" calcext:value-type="date">
            <text:p>7/9/205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10-12" calcext:value-type="date">
            <text:p>12/10/205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11-02" calcext:value-type="date">
            <text:p>2/11/205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11-15" calcext:value-type="date">
            <text:p>15/11/205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0-11-20" calcext:value-type="date">
            <text:p>20/11/205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50-12-25" calcext:value-type="date">
            <text:p>25/12/205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1-01" calcext:value-type="date">
            <text:p>1/1/205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2-13" calcext:value-type="date">
            <text:p>13/2/205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2-14" calcext:value-type="date">
            <text:p>14/2/205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3-31" calcext:value-type="date">
            <text:p>31/3/205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4-21" calcext:value-type="date">
            <text:p>21/4/205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5-01" calcext:value-type="date">
            <text:p>1/5/205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6-01" calcext:value-type="date">
            <text:p>1/6/205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09-07" calcext:value-type="date">
            <text:p>7/9/205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10-12" calcext:value-type="date">
            <text:p>12/10/205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11-02" calcext:value-type="date">
            <text:p>2/11/205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11-15" calcext:value-type="date">
            <text:p>15/11/205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1-11-20" calcext:value-type="date">
            <text:p>20/11/205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51-12-25" calcext:value-type="date">
            <text:p>25/12/205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1-01" calcext:value-type="date">
            <text:p>1/1/205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3-04" calcext:value-type="date">
            <text:p>4/3/205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3-05" calcext:value-type="date">
            <text:p>5/3/205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4-19" calcext:value-type="date">
            <text:p>19/4/205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4-21" calcext:value-type="date">
            <text:p>21/4/205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5-01" calcext:value-type="date">
            <text:p>1/5/205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6-20" calcext:value-type="date">
            <text:p>20/6/205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09-07" calcext:value-type="date">
            <text:p>7/9/205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10-12" calcext:value-type="date">
            <text:p>12/10/205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11-02" calcext:value-type="date">
            <text:p>2/11/205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11-15" calcext:value-type="date">
            <text:p>15/11/205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2-11-20" calcext:value-type="date">
            <text:p>20/11/205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52-12-25" calcext:value-type="date">
            <text:p>25/12/205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1-01" calcext:value-type="date">
            <text:p>1/1/205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2-17" calcext:value-type="date">
            <text:p>17/2/205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2-18" calcext:value-type="date">
            <text:p>18/2/205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4-04" calcext:value-type="date">
            <text:p>4/4/205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4-21" calcext:value-type="date">
            <text:p>21/4/205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5-01" calcext:value-type="date">
            <text:p>1/5/205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6-05" calcext:value-type="date">
            <text:p>5/6/205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09-07" calcext:value-type="date">
            <text:p>7/9/205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10-12" calcext:value-type="date">
            <text:p>12/10/205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11-02" calcext:value-type="date">
            <text:p>2/11/205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11-15" calcext:value-type="date">
            <text:p>15/11/205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3-11-20" calcext:value-type="date">
            <text:p>20/11/205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53-12-25" calcext:value-type="date">
            <text:p>25/12/205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1-01" calcext:value-type="date">
            <text:p>1/1/205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2-09" calcext:value-type="date">
            <text:p>9/2/205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2-10" calcext:value-type="date">
            <text:p>10/2/205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3-27" calcext:value-type="date">
            <text:p>27/3/205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4-21" calcext:value-type="date">
            <text:p>21/4/205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5-01" calcext:value-type="date">
            <text:p>1/5/205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5-28" calcext:value-type="date">
            <text:p>28/5/205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09-07" calcext:value-type="date">
            <text:p>7/9/205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10-12" calcext:value-type="date">
            <text:p>12/10/205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11-02" calcext:value-type="date">
            <text:p>2/11/205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11-15" calcext:value-type="date">
            <text:p>15/11/205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4-11-20" calcext:value-type="date">
            <text:p>20/11/205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54-12-25" calcext:value-type="date">
            <text:p>25/12/205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1-01" calcext:value-type="date">
            <text:p>1/1/205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3-01" calcext:value-type="date">
            <text:p>1/3/205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3-02" calcext:value-type="date">
            <text:p>2/3/205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4-16" calcext:value-type="date">
            <text:p>16/4/205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4-21" calcext:value-type="date">
            <text:p>21/4/205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5-01" calcext:value-type="date">
            <text:p>1/5/205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6-17" calcext:value-type="date">
            <text:p>17/6/205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09-07" calcext:value-type="date">
            <text:p>7/9/205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10-12" calcext:value-type="date">
            <text:p>12/10/205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11-02" calcext:value-type="date">
            <text:p>2/11/205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11-15" calcext:value-type="date">
            <text:p>15/11/205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5-11-20" calcext:value-type="date">
            <text:p>20/11/205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55-12-25" calcext:value-type="date">
            <text:p>25/12/205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1-01" calcext:value-type="date">
            <text:p>1/1/205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2-14" calcext:value-type="date">
            <text:p>14/2/205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2-15" calcext:value-type="date">
            <text:p>15/2/205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3-31" calcext:value-type="date">
            <text:p>31/3/205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4-21" calcext:value-type="date">
            <text:p>21/4/205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5-01" calcext:value-type="date">
            <text:p>1/5/205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6-01" calcext:value-type="date">
            <text:p>1/6/205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09-07" calcext:value-type="date">
            <text:p>7/9/205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10-12" calcext:value-type="date">
            <text:p>12/10/205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11-02" calcext:value-type="date">
            <text:p>2/11/205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11-15" calcext:value-type="date">
            <text:p>15/11/205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6-11-20" calcext:value-type="date">
            <text:p>20/11/205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56-12-25" calcext:value-type="date">
            <text:p>25/12/205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1-01" calcext:value-type="date">
            <text:p>1/1/205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3-05" calcext:value-type="date">
            <text:p>5/3/205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3-06" calcext:value-type="date">
            <text:p>6/3/205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4-20" calcext:value-type="date">
            <text:p>20/4/205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4-21" calcext:value-type="date">
            <text:p>21/4/205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5-01" calcext:value-type="date">
            <text:p>1/5/205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6-21" calcext:value-type="date">
            <text:p>21/6/205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09-07" calcext:value-type="date">
            <text:p>7/9/205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10-12" calcext:value-type="date">
            <text:p>12/10/205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11-02" calcext:value-type="date">
            <text:p>2/11/205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11-15" calcext:value-type="date">
            <text:p>15/11/205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7-11-20" calcext:value-type="date">
            <text:p>20/11/205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57-12-25" calcext:value-type="date">
            <text:p>25/12/205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1-01" calcext:value-type="date">
            <text:p>1/1/205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2-25" calcext:value-type="date">
            <text:p>25/2/205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2-26" calcext:value-type="date">
            <text:p>26/2/205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4-12" calcext:value-type="date">
            <text:p>12/4/205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4-21" calcext:value-type="date">
            <text:p>21/4/205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5-01" calcext:value-type="date">
            <text:p>1/5/205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6-13" calcext:value-type="date">
            <text:p>13/6/205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09-07" calcext:value-type="date">
            <text:p>7/9/205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10-12" calcext:value-type="date">
            <text:p>12/10/205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11-02" calcext:value-type="date">
            <text:p>2/11/205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11-15" calcext:value-type="date">
            <text:p>15/11/205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58-11-20" calcext:value-type="date">
            <text:p>20/11/205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58-12-25" calcext:value-type="date">
            <text:p>25/12/205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1-01" calcext:value-type="date">
            <text:p>1/1/205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2-10" calcext:value-type="date">
            <text:p>10/2/205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2-11" calcext:value-type="date">
            <text:p>11/2/205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3-28" calcext:value-type="date">
            <text:p>28/3/205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4-21" calcext:value-type="date">
            <text:p>21/4/205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5-01" calcext:value-type="date">
            <text:p>1/5/205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5-29" calcext:value-type="date">
            <text:p>29/5/205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09-07" calcext:value-type="date">
            <text:p>7/9/205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10-12" calcext:value-type="date">
            <text:p>12/10/205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11-02" calcext:value-type="date">
            <text:p>2/11/205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11-15" calcext:value-type="date">
            <text:p>15/11/205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59-11-20" calcext:value-type="date">
            <text:p>20/11/205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59-12-25" calcext:value-type="date">
            <text:p>25/12/205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1-01" calcext:value-type="date">
            <text:p>1/1/206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3-01" calcext:value-type="date">
            <text:p>1/3/206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3-02" calcext:value-type="date">
            <text:p>2/3/206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4-16" calcext:value-type="date">
            <text:p>16/4/206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4-21" calcext:value-type="date">
            <text:p>21/4/206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5-01" calcext:value-type="date">
            <text:p>1/5/206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6-17" calcext:value-type="date">
            <text:p>17/6/206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09-07" calcext:value-type="date">
            <text:p>7/9/206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10-12" calcext:value-type="date">
            <text:p>12/10/206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11-02" calcext:value-type="date">
            <text:p>2/11/206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11-15" calcext:value-type="date">
            <text:p>15/11/206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0-11-20" calcext:value-type="date">
            <text:p>20/11/206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60-12-25" calcext:value-type="date">
            <text:p>25/12/206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1-01" calcext:value-type="date">
            <text:p>1/1/206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2-21" calcext:value-type="date">
            <text:p>21/2/206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2-22" calcext:value-type="date">
            <text:p>22/2/206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4-08" calcext:value-type="date">
            <text:p>8/4/206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4-21" calcext:value-type="date">
            <text:p>21/4/206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5-01" calcext:value-type="date">
            <text:p>1/5/206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6-09" calcext:value-type="date">
            <text:p>9/6/206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09-07" calcext:value-type="date">
            <text:p>7/9/206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10-12" calcext:value-type="date">
            <text:p>12/10/206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11-02" calcext:value-type="date">
            <text:p>2/11/206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11-15" calcext:value-type="date">
            <text:p>15/11/206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1-11-20" calcext:value-type="date">
            <text:p>20/11/206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61-12-25" calcext:value-type="date">
            <text:p>25/12/206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1-01" calcext:value-type="date">
            <text:p>1/1/206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2-06" calcext:value-type="date">
            <text:p>6/2/206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2-07" calcext:value-type="date">
            <text:p>7/2/206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3-24" calcext:value-type="date">
            <text:p>24/3/206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4-21" calcext:value-type="date">
            <text:p>21/4/206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5-01" calcext:value-type="date">
            <text:p>1/5/206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5-25" calcext:value-type="date">
            <text:p>25/5/206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09-07" calcext:value-type="date">
            <text:p>7/9/206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10-12" calcext:value-type="date">
            <text:p>12/10/206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11-02" calcext:value-type="date">
            <text:p>2/11/206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11-15" calcext:value-type="date">
            <text:p>15/11/206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2-11-20" calcext:value-type="date">
            <text:p>20/11/206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62-12-25" calcext:value-type="date">
            <text:p>25/12/206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1-01" calcext:value-type="date">
            <text:p>1/1/206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2-26" calcext:value-type="date">
            <text:p>26/2/206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2-27" calcext:value-type="date">
            <text:p>27/2/206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4-13" calcext:value-type="date">
            <text:p>13/4/206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4-21" calcext:value-type="date">
            <text:p>21/4/206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5-01" calcext:value-type="date">
            <text:p>1/5/206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6-14" calcext:value-type="date">
            <text:p>14/6/206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09-07" calcext:value-type="date">
            <text:p>7/9/206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10-12" calcext:value-type="date">
            <text:p>12/10/206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11-02" calcext:value-type="date">
            <text:p>2/11/206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11-15" calcext:value-type="date">
            <text:p>15/11/206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3-11-20" calcext:value-type="date">
            <text:p>20/11/206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63-12-25" calcext:value-type="date">
            <text:p>25/12/206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1-01" calcext:value-type="date">
            <text:p>1/1/206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2-18" calcext:value-type="date">
            <text:p>18/2/206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2-19" calcext:value-type="date">
            <text:p>19/2/206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4-04" calcext:value-type="date">
            <text:p>4/4/206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4-21" calcext:value-type="date">
            <text:p>21/4/206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5-01" calcext:value-type="date">
            <text:p>1/5/206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6-05" calcext:value-type="date">
            <text:p>5/6/206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09-07" calcext:value-type="date">
            <text:p>7/9/206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10-12" calcext:value-type="date">
            <text:p>12/10/206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11-02" calcext:value-type="date">
            <text:p>2/11/2064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11-15" calcext:value-type="date">
            <text:p>15/11/206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4-11-20" calcext:value-type="date">
            <text:p>20/11/206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64-12-25" calcext:value-type="date">
            <text:p>25/12/206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1-01" calcext:value-type="date">
            <text:p>1/1/206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2-09" calcext:value-type="date">
            <text:p>9/2/206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2-10" calcext:value-type="date">
            <text:p>10/2/206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3-27" calcext:value-type="date">
            <text:p>27/3/206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4-21" calcext:value-type="date">
            <text:p>21/4/206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5-01" calcext:value-type="date">
            <text:p>1/5/206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5-28" calcext:value-type="date">
            <text:p>28/5/206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09-07" calcext:value-type="date">
            <text:p>7/9/206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10-12" calcext:value-type="date">
            <text:p>12/10/206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11-02" calcext:value-type="date">
            <text:p>2/11/206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11-15" calcext:value-type="date">
            <text:p>15/11/206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5-11-20" calcext:value-type="date">
            <text:p>20/11/206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65-12-25" calcext:value-type="date">
            <text:p>25/12/206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1-01" calcext:value-type="date">
            <text:p>1/1/206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2-22" calcext:value-type="date">
            <text:p>22/2/206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2-23" calcext:value-type="date">
            <text:p>23/2/206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4-09" calcext:value-type="date">
            <text:p>9/4/206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4-21" calcext:value-type="date">
            <text:p>21/4/206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5-01" calcext:value-type="date">
            <text:p>1/5/206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6-10" calcext:value-type="date">
            <text:p>10/6/206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09-07" calcext:value-type="date">
            <text:p>7/9/206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10-12" calcext:value-type="date">
            <text:p>12/10/206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11-02" calcext:value-type="date">
            <text:p>2/11/206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11-15" calcext:value-type="date">
            <text:p>15/11/206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6-11-20" calcext:value-type="date">
            <text:p>20/11/206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66-12-25" calcext:value-type="date">
            <text:p>25/12/206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1-01" calcext:value-type="date">
            <text:p>1/1/206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2-14" calcext:value-type="date">
            <text:p>14/2/206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2-15" calcext:value-type="date">
            <text:p>15/2/206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4-01" calcext:value-type="date">
            <text:p>1/4/206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4-21" calcext:value-type="date">
            <text:p>21/4/206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5-01" calcext:value-type="date">
            <text:p>1/5/206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6-02" calcext:value-type="date">
            <text:p>2/6/206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09-07" calcext:value-type="date">
            <text:p>7/9/206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10-12" calcext:value-type="date">
            <text:p>12/10/206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11-02" calcext:value-type="date">
            <text:p>2/11/206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11-15" calcext:value-type="date">
            <text:p>15/11/206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7-11-20" calcext:value-type="date">
            <text:p>20/11/206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67-12-25" calcext:value-type="date">
            <text:p>25/12/206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1-01" calcext:value-type="date">
            <text:p>1/1/206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3-05" calcext:value-type="date">
            <text:p>5/3/206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3-06" calcext:value-type="date">
            <text:p>6/3/206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4-20" calcext:value-type="date">
            <text:p>20/4/206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4-21" calcext:value-type="date">
            <text:p>21/4/206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5-01" calcext:value-type="date">
            <text:p>1/5/206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6-21" calcext:value-type="date">
            <text:p>21/6/206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09-07" calcext:value-type="date">
            <text:p>7/9/206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10-12" calcext:value-type="date">
            <text:p>12/10/206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11-02" calcext:value-type="date">
            <text:p>2/11/206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11-15" calcext:value-type="date">
            <text:p>15/11/206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68-11-20" calcext:value-type="date">
            <text:p>20/11/206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68-12-25" calcext:value-type="date">
            <text:p>25/12/206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1-01" calcext:value-type="date">
            <text:p>1/1/206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2-25" calcext:value-type="date">
            <text:p>25/2/206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2-26" calcext:value-type="date">
            <text:p>26/2/206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4-12" calcext:value-type="date">
            <text:p>12/4/206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4-21" calcext:value-type="date">
            <text:p>21/4/206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5-01" calcext:value-type="date">
            <text:p>1/5/206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6-13" calcext:value-type="date">
            <text:p>13/6/206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09-07" calcext:value-type="date">
            <text:p>7/9/206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10-12" calcext:value-type="date">
            <text:p>12/10/206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11-02" calcext:value-type="date">
            <text:p>2/11/206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11-15" calcext:value-type="date">
            <text:p>15/11/206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69-11-20" calcext:value-type="date">
            <text:p>20/11/206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69-12-25" calcext:value-type="date">
            <text:p>25/12/206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1-01" calcext:value-type="date">
            <text:p>1/1/207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2-10" calcext:value-type="date">
            <text:p>10/2/207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2-11" calcext:value-type="date">
            <text:p>11/2/207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3-28" calcext:value-type="date">
            <text:p>28/3/207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4-21" calcext:value-type="date">
            <text:p>21/4/207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5-01" calcext:value-type="date">
            <text:p>1/5/207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5-29" calcext:value-type="date">
            <text:p>29/5/207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09-07" calcext:value-type="date">
            <text:p>7/9/207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10-12" calcext:value-type="date">
            <text:p>12/10/207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11-02" calcext:value-type="date">
            <text:p>2/11/207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11-15" calcext:value-type="date">
            <text:p>15/11/207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0-11-20" calcext:value-type="date">
            <text:p>20/11/207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70-12-25" calcext:value-type="date">
            <text:p>25/12/207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1-01" calcext:value-type="date">
            <text:p>1/1/207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3-02" calcext:value-type="date">
            <text:p>2/3/207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3-03" calcext:value-type="date">
            <text:p>3/3/207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4-17" calcext:value-type="date">
            <text:p>17/4/207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4-21" calcext:value-type="date">
            <text:p>21/4/207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5-01" calcext:value-type="date">
            <text:p>1/5/207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6-18" calcext:value-type="date">
            <text:p>18/6/207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09-07" calcext:value-type="date">
            <text:p>7/9/207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10-12" calcext:value-type="date">
            <text:p>12/10/207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11-02" calcext:value-type="date">
            <text:p>2/11/207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11-15" calcext:value-type="date">
            <text:p>15/11/207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1-11-20" calcext:value-type="date">
            <text:p>20/11/207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71-12-25" calcext:value-type="date">
            <text:p>25/12/207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1-01" calcext:value-type="date">
            <text:p>1/1/207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2-22" calcext:value-type="date">
            <text:p>22/2/207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2-23" calcext:value-type="date">
            <text:p>23/2/207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4-08" calcext:value-type="date">
            <text:p>8/4/207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4-21" calcext:value-type="date">
            <text:p>21/4/207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5-01" calcext:value-type="date">
            <text:p>1/5/207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6-09" calcext:value-type="date">
            <text:p>9/6/207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09-07" calcext:value-type="date">
            <text:p>7/9/207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10-12" calcext:value-type="date">
            <text:p>12/10/207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11-02" calcext:value-type="date">
            <text:p>2/11/2072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11-15" calcext:value-type="date">
            <text:p>15/11/207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2-11-20" calcext:value-type="date">
            <text:p>20/11/207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72-12-25" calcext:value-type="date">
            <text:p>25/12/207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1-01" calcext:value-type="date">
            <text:p>1/1/207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2-06" calcext:value-type="date">
            <text:p>6/2/207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2-07" calcext:value-type="date">
            <text:p>7/2/207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3-24" calcext:value-type="date">
            <text:p>24/3/207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4-21" calcext:value-type="date">
            <text:p>21/4/207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5-01" calcext:value-type="date">
            <text:p>1/5/207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5-25" calcext:value-type="date">
            <text:p>25/5/207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09-07" calcext:value-type="date">
            <text:p>7/9/207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10-12" calcext:value-type="date">
            <text:p>12/10/207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11-02" calcext:value-type="date">
            <text:p>2/11/207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11-15" calcext:value-type="date">
            <text:p>15/11/207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3-11-20" calcext:value-type="date">
            <text:p>20/11/207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73-12-25" calcext:value-type="date">
            <text:p>25/12/207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1-01" calcext:value-type="date">
            <text:p>1/1/207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2-26" calcext:value-type="date">
            <text:p>26/2/207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2-27" calcext:value-type="date">
            <text:p>27/2/207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4-13" calcext:value-type="date">
            <text:p>13/4/207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4-21" calcext:value-type="date">
            <text:p>21/4/207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5-01" calcext:value-type="date">
            <text:p>1/5/207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6-14" calcext:value-type="date">
            <text:p>14/6/207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09-07" calcext:value-type="date">
            <text:p>7/9/207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10-12" calcext:value-type="date">
            <text:p>12/10/207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11-02" calcext:value-type="date">
            <text:p>2/11/207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11-15" calcext:value-type="date">
            <text:p>15/11/207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4-11-20" calcext:value-type="date">
            <text:p>20/11/207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74-12-25" calcext:value-type="date">
            <text:p>25/12/207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1-01" calcext:value-type="date">
            <text:p>1/1/207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2-18" calcext:value-type="date">
            <text:p>18/2/207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2-19" calcext:value-type="date">
            <text:p>19/2/207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4-05" calcext:value-type="date">
            <text:p>5/4/207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4-21" calcext:value-type="date">
            <text:p>21/4/207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5-01" calcext:value-type="date">
            <text:p>1/5/207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6-06" calcext:value-type="date">
            <text:p>6/6/207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09-07" calcext:value-type="date">
            <text:p>7/9/207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10-12" calcext:value-type="date">
            <text:p>12/10/207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11-02" calcext:value-type="date">
            <text:p>2/11/207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11-15" calcext:value-type="date">
            <text:p>15/11/207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5-11-20" calcext:value-type="date">
            <text:p>20/11/207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75-12-25" calcext:value-type="date">
            <text:p>25/12/207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1-01" calcext:value-type="date">
            <text:p>1/1/207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3-02" calcext:value-type="date">
            <text:p>2/3/207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3-03" calcext:value-type="date">
            <text:p>3/3/207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4-17" calcext:value-type="date">
            <text:p>17/4/207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4-21" calcext:value-type="date">
            <text:p>21/4/207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5-01" calcext:value-type="date">
            <text:p>1/5/207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6-18" calcext:value-type="date">
            <text:p>18/6/207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09-07" calcext:value-type="date">
            <text:p>7/9/207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10-12" calcext:value-type="date">
            <text:p>12/10/207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11-02" calcext:value-type="date">
            <text:p>2/11/207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11-15" calcext:value-type="date">
            <text:p>15/11/207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6-11-20" calcext:value-type="date">
            <text:p>20/11/207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76-12-25" calcext:value-type="date">
            <text:p>25/12/207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1-01" calcext:value-type="date">
            <text:p>1/1/207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2-22" calcext:value-type="date">
            <text:p>22/2/207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2-23" calcext:value-type="date">
            <text:p>23/2/207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4-09" calcext:value-type="date">
            <text:p>9/4/207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4-21" calcext:value-type="date">
            <text:p>21/4/207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5-01" calcext:value-type="date">
            <text:p>1/5/207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6-10" calcext:value-type="date">
            <text:p>10/6/207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09-07" calcext:value-type="date">
            <text:p>7/9/207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10-12" calcext:value-type="date">
            <text:p>12/10/207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11-02" calcext:value-type="date">
            <text:p>2/11/207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11-15" calcext:value-type="date">
            <text:p>15/11/207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7-11-20" calcext:value-type="date">
            <text:p>20/11/207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77-12-25" calcext:value-type="date">
            <text:p>25/12/207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1-01" calcext:value-type="date">
            <text:p>1/1/207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2-14" calcext:value-type="date">
            <text:p>14/2/207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2-15" calcext:value-type="date">
            <text:p>15/2/207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4-01" calcext:value-type="date">
            <text:p>1/4/207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4-21" calcext:value-type="date">
            <text:p>21/4/207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5-01" calcext:value-type="date">
            <text:p>1/5/207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6-02" calcext:value-type="date">
            <text:p>2/6/207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09-07" calcext:value-type="date">
            <text:p>7/9/207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10-12" calcext:value-type="date">
            <text:p>12/10/207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11-02" calcext:value-type="date">
            <text:p>2/11/207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11-15" calcext:value-type="date">
            <text:p>15/11/207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78-11-20" calcext:value-type="date">
            <text:p>20/11/207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78-12-25" calcext:value-type="date">
            <text:p>25/12/207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1-01" calcext:value-type="date">
            <text:p>1/1/207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3-06" calcext:value-type="date">
            <text:p>6/3/207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3-07" calcext:value-type="date">
            <text:p>7/3/207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4-21" calcext:value-type="date">
            <text:p>21/4/207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4-21" calcext:value-type="date">
            <text:p>21/4/207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5-01" calcext:value-type="date">
            <text:p>1/5/207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6-22" calcext:value-type="date">
            <text:p>22/6/207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09-07" calcext:value-type="date">
            <text:p>7/9/207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10-12" calcext:value-type="date">
            <text:p>12/10/207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11-02" calcext:value-type="date">
            <text:p>2/11/207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11-15" calcext:value-type="date">
            <text:p>15/11/207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79-11-20" calcext:value-type="date">
            <text:p>20/11/207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79-12-25" calcext:value-type="date">
            <text:p>25/12/207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1-01" calcext:value-type="date">
            <text:p>1/1/208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2-19" calcext:value-type="date">
            <text:p>19/2/208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2-20" calcext:value-type="date">
            <text:p>20/2/208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4-05" calcext:value-type="date">
            <text:p>5/4/208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4-21" calcext:value-type="date">
            <text:p>21/4/208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5-01" calcext:value-type="date">
            <text:p>1/5/208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6-06" calcext:value-type="date">
            <text:p>6/6/208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09-07" calcext:value-type="date">
            <text:p>7/9/208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10-12" calcext:value-type="date">
            <text:p>12/10/208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11-02" calcext:value-type="date">
            <text:p>2/11/2080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11-15" calcext:value-type="date">
            <text:p>15/11/208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0-11-20" calcext:value-type="date">
            <text:p>20/11/208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80-12-25" calcext:value-type="date">
            <text:p>25/12/208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1-01" calcext:value-type="date">
            <text:p>1/1/2081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2-10" calcext:value-type="date">
            <text:p>10/2/208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2-11" calcext:value-type="date">
            <text:p>11/2/208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3-28" calcext:value-type="date">
            <text:p>28/3/208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4-21" calcext:value-type="date">
            <text:p>21/4/208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5-01" calcext:value-type="date">
            <text:p>1/5/208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5-29" calcext:value-type="date">
            <text:p>29/5/208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09-07" calcext:value-type="date">
            <text:p>7/9/208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10-12" calcext:value-type="date">
            <text:p>12/10/208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11-02" calcext:value-type="date">
            <text:p>2/11/2081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11-15" calcext:value-type="date">
            <text:p>15/11/208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1-11-20" calcext:value-type="date">
            <text:p>20/11/208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81-12-25" calcext:value-type="date">
            <text:p>25/12/208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1-01" calcext:value-type="date">
            <text:p>1/1/208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3-02" calcext:value-type="date">
            <text:p>2/3/208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3-03" calcext:value-type="date">
            <text:p>3/3/208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4-17" calcext:value-type="date">
            <text:p>17/4/208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4-21" calcext:value-type="date">
            <text:p>21/4/208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5-01" calcext:value-type="date">
            <text:p>1/5/208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6-18" calcext:value-type="date">
            <text:p>18/6/208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09-07" calcext:value-type="date">
            <text:p>7/9/208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10-12" calcext:value-type="date">
            <text:p>12/10/208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11-02" calcext:value-type="date">
            <text:p>2/11/208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11-15" calcext:value-type="date">
            <text:p>15/11/208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2-11-20" calcext:value-type="date">
            <text:p>20/11/208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82-12-25" calcext:value-type="date">
            <text:p>25/12/208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1-01" calcext:value-type="date">
            <text:p>1/1/208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2-15" calcext:value-type="date">
            <text:p>15/2/208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2-16" calcext:value-type="date">
            <text:p>16/2/208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4-02" calcext:value-type="date">
            <text:p>2/4/208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4-21" calcext:value-type="date">
            <text:p>21/4/2083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5-01" calcext:value-type="date">
            <text:p>1/5/208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6-03" calcext:value-type="date">
            <text:p>3/6/208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09-07" calcext:value-type="date">
            <text:p>7/9/208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10-12" calcext:value-type="date">
            <text:p>12/10/208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11-02" calcext:value-type="date">
            <text:p>2/11/208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11-15" calcext:value-type="date">
            <text:p>15/11/208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3-11-20" calcext:value-type="date">
            <text:p>20/11/208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83-12-25" calcext:value-type="date">
            <text:p>25/12/2083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1-01" calcext:value-type="date">
            <text:p>1/1/208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2-07" calcext:value-type="date">
            <text:p>7/2/208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2-08" calcext:value-type="date">
            <text:p>8/2/208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3-24" calcext:value-type="date">
            <text:p>24/3/208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4-21" calcext:value-type="date">
            <text:p>21/4/208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5-01" calcext:value-type="date">
            <text:p>1/5/208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5-25" calcext:value-type="date">
            <text:p>25/5/208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09-07" calcext:value-type="date">
            <text:p>7/9/208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10-12" calcext:value-type="date">
            <text:p>12/10/208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11-02" calcext:value-type="date">
            <text:p>2/11/208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11-15" calcext:value-type="date">
            <text:p>15/11/208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4-11-20" calcext:value-type="date">
            <text:p>20/11/208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84-12-25" calcext:value-type="date">
            <text:p>25/12/208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1-01" calcext:value-type="date">
            <text:p>1/1/208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2-26" calcext:value-type="date">
            <text:p>26/2/208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2-27" calcext:value-type="date">
            <text:p>27/2/208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4-13" calcext:value-type="date">
            <text:p>13/4/208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4-21" calcext:value-type="date">
            <text:p>21/4/208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5-01" calcext:value-type="date">
            <text:p>1/5/208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6-14" calcext:value-type="date">
            <text:p>14/6/208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09-07" calcext:value-type="date">
            <text:p>7/9/208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10-12" calcext:value-type="date">
            <text:p>12/10/208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11-02" calcext:value-type="date">
            <text:p>2/11/208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11-15" calcext:value-type="date">
            <text:p>15/11/208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5-11-20" calcext:value-type="date">
            <text:p>20/11/208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85-12-25" calcext:value-type="date">
            <text:p>25/12/208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1-01" calcext:value-type="date">
            <text:p>1/1/208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2-11" calcext:value-type="date">
            <text:p>11/2/208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2-12" calcext:value-type="date">
            <text:p>12/2/208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3-29" calcext:value-type="date">
            <text:p>29/3/208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4-21" calcext:value-type="date">
            <text:p>21/4/208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5-01" calcext:value-type="date">
            <text:p>1/5/208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5-30" calcext:value-type="date">
            <text:p>30/5/208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09-07" calcext:value-type="date">
            <text:p>7/9/208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10-12" calcext:value-type="date">
            <text:p>12/10/208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11-02" calcext:value-type="date">
            <text:p>2/11/208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11-15" calcext:value-type="date">
            <text:p>15/11/208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6-11-20" calcext:value-type="date">
            <text:p>20/11/208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86-12-25" calcext:value-type="date">
            <text:p>25/12/2086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1-01" calcext:value-type="date">
            <text:p>1/1/208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3-03" calcext:value-type="date">
            <text:p>3/3/208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3-04" calcext:value-type="date">
            <text:p>4/3/208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4-18" calcext:value-type="date">
            <text:p>18/4/208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4-21" calcext:value-type="date">
            <text:p>21/4/208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5-01" calcext:value-type="date">
            <text:p>1/5/208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6-19" calcext:value-type="date">
            <text:p>19/6/208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09-07" calcext:value-type="date">
            <text:p>7/9/208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10-12" calcext:value-type="date">
            <text:p>12/10/208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11-02" calcext:value-type="date">
            <text:p>2/11/208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11-15" calcext:value-type="date">
            <text:p>15/11/208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7-11-20" calcext:value-type="date">
            <text:p>20/11/208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87-12-25" calcext:value-type="date">
            <text:p>25/12/208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1-01" calcext:value-type="date">
            <text:p>1/1/208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2-23" calcext:value-type="date">
            <text:p>23/2/208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2-24" calcext:value-type="date">
            <text:p>24/2/208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4-09" calcext:value-type="date">
            <text:p>9/4/208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4-21" calcext:value-type="date">
            <text:p>21/4/208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5-01" calcext:value-type="date">
            <text:p>1/5/208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6-10" calcext:value-type="date">
            <text:p>10/6/208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09-07" calcext:value-type="date">
            <text:p>7/9/208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10-12" calcext:value-type="date">
            <text:p>12/10/208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11-02" calcext:value-type="date">
            <text:p>2/11/208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11-15" calcext:value-type="date">
            <text:p>15/11/208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88-11-20" calcext:value-type="date">
            <text:p>20/11/208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88-12-25" calcext:value-type="date">
            <text:p>25/12/208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1-01" calcext:value-type="date">
            <text:p>1/1/2089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2-14" calcext:value-type="date">
            <text:p>14/2/208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2-15" calcext:value-type="date">
            <text:p>15/2/208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4-01" calcext:value-type="date">
            <text:p>1/4/208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4-21" calcext:value-type="date">
            <text:p>21/4/208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5-01" calcext:value-type="date">
            <text:p>1/5/208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6-02" calcext:value-type="date">
            <text:p>2/6/208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09-07" calcext:value-type="date">
            <text:p>7/9/208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10-12" calcext:value-type="date">
            <text:p>12/10/208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11-02" calcext:value-type="date">
            <text:p>2/11/2089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11-15" calcext:value-type="date">
            <text:p>15/11/208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89-11-20" calcext:value-type="date">
            <text:p>20/11/208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89-12-25" calcext:value-type="date">
            <text:p>25/12/208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1-01" calcext:value-type="date">
            <text:p>1/1/2090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2-27" calcext:value-type="date">
            <text:p>27/2/209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2-28" calcext:value-type="date">
            <text:p>28/2/2090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4-14" calcext:value-type="date">
            <text:p>14/4/209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4-21" calcext:value-type="date">
            <text:p>21/4/2090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5-01" calcext:value-type="date">
            <text:p>1/5/209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6-15" calcext:value-type="date">
            <text:p>15/6/209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09-07" calcext:value-type="date">
            <text:p>7/9/209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10-12" calcext:value-type="date">
            <text:p>12/10/209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11-02" calcext:value-type="date">
            <text:p>2/11/2090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11-15" calcext:value-type="date">
            <text:p>15/11/2090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0-11-20" calcext:value-type="date">
            <text:p>20/11/209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90-12-25" calcext:value-type="date">
            <text:p>25/12/2090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1-01" calcext:value-type="date">
            <text:p>1/1/209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2-19" calcext:value-type="date">
            <text:p>19/2/2091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2-20" calcext:value-type="date">
            <text:p>20/2/209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4-06" calcext:value-type="date">
            <text:p>6/4/209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4-21" calcext:value-type="date">
            <text:p>21/4/2091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5-01" calcext:value-type="date">
            <text:p>1/5/209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6-07" calcext:value-type="date">
            <text:p>7/6/209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09-07" calcext:value-type="date">
            <text:p>7/9/209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10-12" calcext:value-type="date">
            <text:p>12/10/209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11-02" calcext:value-type="date">
            <text:p>2/11/2091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11-15" calcext:value-type="date">
            <text:p>15/11/2091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1-11-20" calcext:value-type="date">
            <text:p>20/11/209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91-12-25" calcext:value-type="date">
            <text:p>25/12/2091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1-01" calcext:value-type="date">
            <text:p>1/1/209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2-11" calcext:value-type="date">
            <text:p>11/2/209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2-12" calcext:value-type="date">
            <text:p>12/2/2092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3-28" calcext:value-type="date">
            <text:p>28/3/2092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4-21" calcext:value-type="date">
            <text:p>21/4/2092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5-01" calcext:value-type="date">
            <text:p>1/5/209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5-29" calcext:value-type="date">
            <text:p>29/5/209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09-07" calcext:value-type="date">
            <text:p>7/9/209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10-12" calcext:value-type="date">
            <text:p>12/10/209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11-02" calcext:value-type="date">
            <text:p>2/11/2092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11-15" calcext:value-type="date">
            <text:p>15/11/2092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2-11-20" calcext:value-type="date">
            <text:p>20/11/209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92-12-25" calcext:value-type="date">
            <text:p>25/12/2092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1-01" calcext:value-type="date">
            <text:p>1/1/209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2-23" calcext:value-type="date">
            <text:p>23/2/209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2-24" calcext:value-type="date">
            <text:p>24/2/209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4-10" calcext:value-type="date">
            <text:p>10/4/209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4-21" calcext:value-type="date">
            <text:p>21/4/2093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5-01" calcext:value-type="date">
            <text:p>1/5/209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6-11" calcext:value-type="date">
            <text:p>11/6/2093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09-07" calcext:value-type="date">
            <text:p>7/9/209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10-12" calcext:value-type="date">
            <text:p>12/10/209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11-02" calcext:value-type="date">
            <text:p>2/11/2093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11-15" calcext:value-type="date">
            <text:p>15/11/2093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3-11-20" calcext:value-type="date">
            <text:p>20/11/209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93-12-25" calcext:value-type="date">
            <text:p>25/12/2093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1-01" calcext:value-type="date">
            <text:p>1/1/209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2-15" calcext:value-type="date">
            <text:p>15/2/209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2-16" calcext:value-type="date">
            <text:p>16/2/209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4-02" calcext:value-type="date">
            <text:p>2/4/2094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4-21" calcext:value-type="date">
            <text:p>21/4/2094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5-01" calcext:value-type="date">
            <text:p>1/5/209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6-03" calcext:value-type="date">
            <text:p>3/6/2094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09-07" calcext:value-type="date">
            <text:p>7/9/209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10-12" calcext:value-type="date">
            <text:p>12/10/209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11-02" calcext:value-type="date">
            <text:p>2/11/2094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11-15" calcext:value-type="date">
            <text:p>15/11/2094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4-11-20" calcext:value-type="date">
            <text:p>20/11/209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94-12-25" calcext:value-type="date">
            <text:p>25/12/2094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1-01" calcext:value-type="date">
            <text:p>1/1/2095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3-07" calcext:value-type="date">
            <text:p>7/3/2095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3-08" calcext:value-type="date">
            <text:p>8/3/209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4-21" calcext:value-type="date">
            <text:p>21/4/209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4-22" calcext:value-type="date">
            <text:p>22/4/2095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5-01" calcext:value-type="date">
            <text:p>1/5/209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6-23" calcext:value-type="date">
            <text:p>23/6/2095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09-07" calcext:value-type="date">
            <text:p>7/9/209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10-12" calcext:value-type="date">
            <text:p>12/10/209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11-02" calcext:value-type="date">
            <text:p>2/11/2095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11-15" calcext:value-type="date">
            <text:p>15/11/2095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5-11-20" calcext:value-type="date">
            <text:p>20/11/209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95-12-25" calcext:value-type="date">
            <text:p>25/12/2095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1-01" calcext:value-type="date">
            <text:p>1/1/2096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2-27" calcext:value-type="date">
            <text:p>27/2/2096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2-28" calcext:value-type="date">
            <text:p>28/2/209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4-13" calcext:value-type="date">
            <text:p>13/4/209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4-21" calcext:value-type="date">
            <text:p>21/4/2096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5-01" calcext:value-type="date">
            <text:p>1/5/209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6-14" calcext:value-type="date">
            <text:p>14/6/209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09-07" calcext:value-type="date">
            <text:p>7/9/209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10-12" calcext:value-type="date">
            <text:p>12/10/209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11-02" calcext:value-type="date">
            <text:p>2/11/2096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11-15" calcext:value-type="date">
            <text:p>15/11/2096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6-11-20" calcext:value-type="date">
            <text:p>20/11/209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96-12-25" calcext:value-type="date">
            <text:p>25/12/2096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1-01" calcext:value-type="date">
            <text:p>1/1/209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2-11" calcext:value-type="date">
            <text:p>11/2/2097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2-12" calcext:value-type="date">
            <text:p>12/2/2097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3-29" calcext:value-type="date">
            <text:p>29/3/209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4-21" calcext:value-type="date">
            <text:p>21/4/2097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5-01" calcext:value-type="date">
            <text:p>1/5/209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5-30" calcext:value-type="date">
            <text:p>30/5/2097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09-07" calcext:value-type="date">
            <text:p>7/9/209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10-12" calcext:value-type="date">
            <text:p>12/10/209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11-02" calcext:value-type="date">
            <text:p>2/11/2097</text:p>
          </table:table-cell>
          <table:table-cell table:style-name="ce184" office:value-type="string" calcext:value-type="string">
            <text:p>sábado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11-15" calcext:value-type="date">
            <text:p>15/11/2097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7-11-20" calcext:value-type="date">
            <text:p>20/11/209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7" office:value-type="date" office:date-value="2097-12-25" calcext:value-type="date">
            <text:p>25/12/2097</text:p>
          </table:table-cell>
          <table:table-cell table:style-name="ce184" office:value-type="string" calcext:value-type="string">
            <text:p>quar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1-01" calcext:value-type="date">
            <text:p>1/1/2098</text:p>
          </table:table-cell>
          <table:table-cell table:style-name="ce185" office:value-type="string" calcext:value-type="string">
            <text:p>quarta-feira</text:p>
          </table:table-cell>
          <table:table-cell table:style-name="ce185" office:value-type="string" calcext:value-type="string">
            <text:p>Confraternização Univers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3-03" calcext:value-type="date">
            <text:p>3/3/209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3-04" calcext:value-type="date">
            <text:p>4/3/2098</text:p>
          </table:table-cell>
          <table:table-cell table:style-name="ce185" office:value-type="string" calcext:value-type="string">
            <text:p>terça-feira</text:p>
          </table:table-cell>
          <table:table-cell table:style-name="ce185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4-18" calcext:value-type="date">
            <text:p>18/4/2098</text:p>
          </table:table-cell>
          <table:table-cell table:style-name="ce185" office:value-type="string" calcext:value-type="string">
            <text:p>sexta-feira</text:p>
          </table:table-cell>
          <table:table-cell table:style-name="ce185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4-21" calcext:value-type="date">
            <text:p>21/4/2098</text:p>
          </table:table-cell>
          <table:table-cell table:style-name="ce185" office:value-type="string" calcext:value-type="string">
            <text:p>segunda-feira</text:p>
          </table:table-cell>
          <table:table-cell table:style-name="ce185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5-01" calcext:value-type="date">
            <text:p>1/5/209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6-19" calcext:value-type="date">
            <text:p>19/6/209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09-07" calcext:value-type="date">
            <text:p>7/9/209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10-12" calcext:value-type="date">
            <text:p>12/10/209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11-02" calcext:value-type="date">
            <text:p>2/11/2098</text:p>
          </table:table-cell>
          <table:table-cell table:style-name="ce185" office:value-type="string" calcext:value-type="string">
            <text:p>domingo</text:p>
          </table:table-cell>
          <table:table-cell table:style-name="ce185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11-15" calcext:value-type="date">
            <text:p>15/11/2098</text:p>
          </table:table-cell>
          <table:table-cell table:style-name="ce185" office:value-type="string" calcext:value-type="string">
            <text:p>sábado</text:p>
          </table:table-cell>
          <table:table-cell table:style-name="ce185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8" office:value-type="date" office:date-value="2098-11-20" calcext:value-type="date">
            <text:p>20/11/209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Dia Nacional de Zumbi e da Consciência Negra</text:p>
          </table:table-cell>
          <table:table-cell table:number-columns-repeated="3"/>
          <table:table-cell table:style-name="ce187"/>
          <table:table-cell table:number-columns-repeated="16377"/>
        </table:table-row>
        <table:table-row table:style-name="ro3">
          <table:table-cell table:style-name="ce178" office:value-type="date" office:date-value="2098-12-25" calcext:value-type="date">
            <text:p>25/12/2098</text:p>
          </table:table-cell>
          <table:table-cell table:style-name="ce185" office:value-type="string" calcext:value-type="string">
            <text:p>quinta-feira</text:p>
          </table:table-cell>
          <table:table-cell table:style-name="ce185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1-01" calcext:value-type="date">
            <text:p>1/1/209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nfraternização Universal 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2-23" calcext:value-type="date">
            <text:p>23/2/209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2-24" calcext:value-type="date">
            <text:p>24/2/209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Carnava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4-10" calcext:value-type="date">
            <text:p>10/4/209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Paixão de Crist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4-21" calcext:value-type="date">
            <text:p>21/4/2099</text:p>
          </table:table-cell>
          <table:table-cell table:style-name="ce184" office:value-type="string" calcext:value-type="string">
            <text:p>terça-feira</text:p>
          </table:table-cell>
          <table:table-cell table:style-name="ce184" office:value-type="string" calcext:value-type="string">
            <text:p>Tiradente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5-01" calcext:value-type="date">
            <text:p>1/5/209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do Trabalho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6-11" calcext:value-type="date">
            <text:p>11/6/2099</text:p>
          </table:table-cell>
          <table:table-cell table:style-name="ce184" office:value-type="string" calcext:value-type="string">
            <text:p>quinta-feira</text:p>
          </table:table-cell>
          <table:table-cell table:style-name="ce184" office:value-type="string" calcext:value-type="string">
            <text:p>Corpus Christi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09-07" calcext:value-type="date">
            <text:p>7/9/209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Independênci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10-12" calcext:value-type="date">
            <text:p>12/10/209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Nossa Sr.a Aparecida - Padroeira do Brasil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11-02" calcext:value-type="date">
            <text:p>2/11/2099</text:p>
          </table:table-cell>
          <table:table-cell table:style-name="ce184" office:value-type="string" calcext:value-type="string">
            <text:p>segunda-feira</text:p>
          </table:table-cell>
          <table:table-cell table:style-name="ce184" office:value-type="string" calcext:value-type="string">
            <text:p>Finados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11-15" calcext:value-type="date">
            <text:p>15/11/2099</text:p>
          </table:table-cell>
          <table:table-cell table:style-name="ce184" office:value-type="string" calcext:value-type="string">
            <text:p>domingo</text:p>
          </table:table-cell>
          <table:table-cell table:style-name="ce184" office:value-type="string" calcext:value-type="string">
            <text:p>Proclamação da Repúblic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11-20" calcext:value-type="date">
            <text:p>20/11/209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Dia Nacional de Zumbi e da Consciência Negra</text:p>
          </table:table-cell>
          <table:table-cell table:number-columns-repeated="16381"/>
        </table:table-row>
        <table:table-row table:style-name="ro3">
          <table:table-cell table:style-name="ce177" office:value-type="date" office:date-value="2099-12-25" calcext:value-type="date">
            <text:p>25/12/2099</text:p>
          </table:table-cell>
          <table:table-cell table:style-name="ce184" office:value-type="string" calcext:value-type="string">
            <text:p>sexta-feira</text:p>
          </table:table-cell>
          <table:table-cell table:style-name="ce184" office:value-type="string" calcext:value-type="string">
            <text:p>Natal</text:p>
          </table:table-cell>
          <table:table-cell table:number-columns-repeated="16381"/>
        </table:table-row>
        <table:table-row table:style-name="ro3">
          <table:table-cell table:style-name="ce177"/>
          <table:table-cell table:style-name="ce184" table:number-columns-repeated="2"/>
          <table:table-cell table:number-columns-repeated="16381"/>
        </table:table-row>
        <table:table-row table:style-name="ro3">
          <table:table-cell table:style-name="ce179" office:value-type="string" calcext:value-type="string">
            <text:p>Fonte: ANBIMA</text:p>
          </table:table-cell>
          <table:table-cell table:number-columns-repeated="16383"/>
        </table:table-row>
        <table:table-row table:style-name="ro3">
          <table:table-cell table:style-name="ce180"/>
          <table:table-cell table:number-columns-repeated="16383"/>
        </table:table-row>
        <table:table-row table:style-name="ro3">
          <table:table-cell table:style-name="ce181" office:value-type="string" calcext:value-type="string">
            <text:p>1) De acordo com a Resolução n º 2.516, a partir do ano 2000, a quinta-feira da Semana Santa foi considerada dia útil. Esta mesma Resolução dispensou as instituições financeiras do cumprimento do horário mínimo de funcionamento, desde que informem ao público.</text:p>
          </table:table-cell>
          <table:table-cell table:number-columns-repeated="16383"/>
        </table:table-row>
        <table:table-row table:style-name="ro3">
          <table:table-cell table:style-name="ce180"/>
          <table:table-cell table:number-columns-repeated="16383"/>
        </table:table-row>
        <table:table-row table:style-name="ro3">
          <table:table-cell table:style-name="ce181" office:value-type="string" calcext:value-type="string">
            <text:p>2) A lei nº 9.504/97 estabeleceu que, em ano eleitoral, o 1º turno das eleições será realizado no primeiro domingo de outubro; e o 2º turno, quando houver, no último domingo do referido mês.</text:p>
          </table:table-cell>
          <table:table-cell table:number-columns-repeated="16383"/>
        </table:table-row>
        <table:table-row table:style-name="ro3">
          <table:table-cell table:style-name="ce180"/>
          <table:table-cell table:number-columns-repeated="16383"/>
        </table:table-row>
        <table:table-row table:style-name="ro3">
          <table:table-cell table:style-name="ce181" office:value-type="string" calcext:value-type="string">
            <text:p>3) De acordo com a Resolução nº 2.596/99, no último dia útil do ano não haverá atendimento ao público.</text:p>
          </table:table-cell>
          <table:table-cell table:number-columns-repeated="16383"/>
        </table:table-row>
        <table:table-row table:style-name="ro3">
          <table:table-cell table:style-name="ce180"/>
          <table:table-cell table:number-columns-repeated="16383"/>
        </table:table-row>
        <table:table-row table:style-name="ro3">
          <table:table-cell table:style-name="ce181" office:value-type="string" calcext:value-type="string">
            <text:p>4) Esta listagem não inclui os feriados municipais, eleições e o último dia do ano. O critério adotado foi o de indicar os feriados em que não há sensibilização das Reservas Bancárias.</text:p>
          </table:table-cell>
          <table:table-cell table:number-columns-repeated="16383"/>
        </table:table-row>
        <table:table-row table:style-name="ro3" table:number-rows-repeated="10473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ercícios de Aula" table:style-name="ta7">
        <office:forms form:automatic-focus="false" form:apply-design-mode="false"/>
        <table:table-column table:style-name="co9" table:default-cell-style-name="ce189"/>
        <table:table-column table:style-name="co37" table:default-cell-style-name="ce189"/>
        <table:table-column table:style-name="co11" table:default-cell-style-name="ce189"/>
        <table:table-column table:style-name="co38" table:default-cell-style-name="ce189"/>
        <table:table-column table:style-name="co13" table:default-cell-style-name="ce189"/>
        <table:table-column table:style-name="co14" table:default-cell-style-name="ce189"/>
        <table:table-column table:style-name="co11" table:number-columns-repeated="16378" table:default-cell-style-name="ce189"/>
        <table:table-row table:style-name="ro1">
          <table:table-cell table:style-name="ce16" office:value-type="string" calcext:value-type="string" table:number-columns-spanned="2" table:number-rows-spanned="1">
            <text:p>01. JUROS SIMPLES</text:p>
          </table:table-cell>
          <table:covered-table-cell table:style-name="ce23"/>
          <table:table-cell/>
          <table:table-cell table:style-name="ce16" office:value-type="string" calcext:value-type="string" table:number-columns-spanned="2" table:number-rows-spanned="1">
            <text:p>02. JUROS COMPOSTOS</text:p>
          </table:table-cell>
          <table:covered-table-cell table:style-name="ce2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1</text:p>
          </table:table-cell>
          <table:table-cell table:number-columns-repeated="2"/>
          <table:table-cell table:style-name="ce18" office:value-type="string" calcext:value-type="string">
            <text:p>Exercício 0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ata 1</text:p>
          </table:table-cell>
          <table:table-cell table:style-name="ce24"/>
          <table:table-cell/>
          <table:table-cell table:style-name="ce19" office:value-type="string" calcext:value-type="string">
            <text:p>Data 1</text:p>
          </table:table-cell>
          <table:table-cell table:style-name="ce24" office:value-type="date" office:date-value="2024-12-13" calcext:value-type="date">
            <text:p>13/12/2024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Data 2</text:p>
          </table:table-cell>
          <table:table-cell table:style-name="ce24"/>
          <table:table-cell/>
          <table:table-cell table:style-name="ce19" office:value-type="string" calcext:value-type="string">
            <text:p>Data 2</text:p>
          </table:table-cell>
          <table:table-cell table:style-name="ce24" office:value-type="date" office:date-value="2025-06-09" calcext:value-type="date">
            <text:p>9/6/20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ias Exatos</text:p>
          </table:table-cell>
          <table:table-cell table:style-name="ce197"/>
          <table:table-cell/>
          <table:table-cell table:style-name="ce19" office:value-type="string" calcext:value-type="string">
            <text:p>Dias Exatos</text:p>
          </table:table-cell>
          <table:table-cell table:style-name="ce197" table:formula="of:=[.E6]-[.E5]" office:value-type="float" office:value="178" calcext:value-type="float">
            <text:p>178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Dias Comerciais</text:p>
          </table:table-cell>
          <table:table-cell table:style-name="ce197"/>
          <table:table-cell table:number-columns-repeated="16382"/>
        </table:table-row>
        <table:table-row table:style-name="ro1">
          <table:table-cell table:style-name="ce19" office:value-type="string" calcext:value-type="string">
            <text:p>Dias Úteis</text:p>
          </table:table-cell>
          <table:table-cell table:style-name="ce197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Valor da Aplicação</text:p>
          </table:table-cell>
          <table:table-cell table:style-name="ce198"/>
          <table:table-cell/>
          <table:table-cell table:style-name="ce19" office:value-type="string" calcext:value-type="string">
            <text:p>Valor da Aplicação</text:p>
          </table:table-cell>
          <table:table-cell table:style-name="ce19" office:value-type="float" office:value="750000" calcext:value-type="float">
            <text:p>750.000,00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Taxa Simples Anual</text:p>
          </table:table-cell>
          <table:table-cell table:style-name="ce199"/>
          <table:table-cell/>
          <table:table-cell table:style-name="ce19" office:value-type="string" calcext:value-type="string">
            <text:p>Taxa Composta Anual</text:p>
          </table:table-cell>
          <table:table-cell table:style-name="ce199" office:value-type="percentage" office:value="0.1275" calcext:value-type="percentage">
            <text:p>12,75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Rendimento</text:p>
          </table:table-cell>
          <table:table-cell table:style-name="ce28"/>
          <table:table-cell/>
          <table:table-cell table:style-name="ce19" office:value-type="string" calcext:value-type="string">
            <text:p>Valor de Resgate</text:p>
          </table:table-cell>
          <table:table-cell table:style-name="ce193" table:formula="of:=FV([.E13];[.E8]/365;;-[.E12])" office:value-type="float" office:value="795201.16171152" calcext:value-type="float">
            <text:p>795.201,16 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2</text:p>
          </table:table-cell>
          <table:table-cell table:number-columns-repeated="2"/>
          <table:table-cell table:style-name="ce18" office:value-type="string" calcext:value-type="string">
            <text:p>Exercício 0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ata 1</text:p>
          </table:table-cell>
          <table:table-cell table:style-name="ce24"/>
          <table:table-cell/>
          <table:table-cell table:style-name="ce19" office:value-type="string" calcext:value-type="string">
            <text:p>Data 1</text:p>
          </table:table-cell>
          <table:table-cell table:style-name="ce24" office:value-type="date" office:date-value="2025-10-16" calcext:value-type="date">
            <text:p>16/10/2025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Data 2</text:p>
          </table:table-cell>
          <table:table-cell table:style-name="ce24"/>
          <table:table-cell/>
          <table:table-cell table:style-name="ce19" office:value-type="string" calcext:value-type="string">
            <text:p>Data 2</text:p>
          </table:table-cell>
          <table:table-cell table:style-name="ce24" office:value-type="date" office:date-value="2026-11-20" calcext:value-type="date">
            <text:p>20/11/202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ias Exatos</text:p>
          </table:table-cell>
          <table:table-cell table:style-name="ce29"/>
          <table:table-cell/>
          <table:table-cell table:style-name="ce19" office:value-type="string" calcext:value-type="string">
            <text:p>Dias Exatos</text:p>
          </table:table-cell>
          <table:table-cell table:style-name="ce197" table:formula="of:=[.E20]-[.E19]" office:value-type="float" office:value="400" calcext:value-type="float">
            <text:p>400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Dias Comerciais</text:p>
          </table:table-cell>
          <table:table-cell table:style-name="ce197"/>
          <table:table-cell table:number-columns-repeated="16382"/>
        </table:table-row>
        <table:table-row table:style-name="ro1">
          <table:table-cell table:style-name="ce19" office:value-type="string" calcext:value-type="string">
            <text:p>Dias Úteis</text:p>
          </table:table-cell>
          <table:table-cell table:style-name="ce197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Valor da Aplicação</text:p>
          </table:table-cell>
          <table:table-cell table:style-name="ce198"/>
          <table:table-cell/>
          <table:table-cell table:style-name="ce19" office:value-type="string" calcext:value-type="string">
            <text:p>Montante</text:p>
          </table:table-cell>
          <table:table-cell table:style-name="ce19" office:value-type="float" office:value="254700" calcext:value-type="float">
            <text:p>254.700,00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Taxa Simples Anual</text:p>
          </table:table-cell>
          <table:table-cell table:style-name="ce30"/>
          <table:table-cell/>
          <table:table-cell table:style-name="ce19" office:value-type="string" calcext:value-type="string">
            <text:p>Taxa Composta Anual</text:p>
          </table:table-cell>
          <table:table-cell table:style-name="ce199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Valor Resgate</text:p>
          </table:table-cell>
          <table:table-cell table:style-name="ce28"/>
          <table:table-cell/>
          <table:table-cell table:style-name="ce19" office:value-type="string" calcext:value-type="string">
            <text:p>Capital</text:p>
          </table:table-cell>
          <table:table-cell table:style-name="ce193" table:formula="of:=PV([.E27];[.E22]/365;;[.E26])" office:value-type="float" office:value="-211956.560490926" calcext:value-type="float">
            <text:p>-211.956,56 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Taxa Juro Anual</text:p>
          </table:table-cell>
          <table:table-cell table:style-name="ce203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3</text:p>
          </table:table-cell>
          <table:table-cell table:number-columns-repeated="2"/>
          <table:table-cell table:style-name="ce18" office:value-type="string" calcext:value-type="string">
            <text:p>Exercício 0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ata 1</text:p>
          </table:table-cell>
          <table:table-cell table:style-name="ce24" office:value-type="date" office:date-value="2025-10-15" calcext:value-type="date">
            <text:p>15/10/2025</text:p>
          </table:table-cell>
          <table:table-cell/>
          <table:table-cell table:style-name="ce19" office:value-type="string" calcext:value-type="string">
            <text:p>Data 1</text:p>
          </table:table-cell>
          <table:table-cell table:style-name="ce24" office:value-type="date" office:date-value="2025-04-10" calcext:value-type="date">
            <text:p>10/4/2025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Data 2</text:p>
          </table:table-cell>
          <table:table-cell table:style-name="ce24" office:value-type="date" office:date-value="2026-08-18" calcext:value-type="date">
            <text:p>18/8/2026</text:p>
          </table:table-cell>
          <table:table-cell/>
          <table:table-cell table:style-name="ce19" office:value-type="string" calcext:value-type="string">
            <text:p>Data 2</text:p>
          </table:table-cell>
          <table:table-cell table:style-name="ce24" office:value-type="date" office:date-value="2025-08-20" calcext:value-type="date">
            <text:p>20/8/20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ias Exatos</text:p>
          </table:table-cell>
          <table:table-cell table:style-name="ce197" table:formula="of:=[.B36]-[.B35]" office:value-type="float" office:value="307" calcext:value-type="float">
            <text:p>307 </text:p>
          </table:table-cell>
          <table:table-cell/>
          <table:table-cell table:style-name="ce19" office:value-type="string" calcext:value-type="string">
            <text:p>Dias Exatos</text:p>
          </table:table-cell>
          <table:table-cell table:style-name="ce197" table:formula="of:=[.E36]-[.E35]" office:value-type="float" office:value="132" calcext:value-type="float">
            <text:p>132 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Montante</text:p>
          </table:table-cell>
          <table:table-cell table:style-name="ce198" office:value-type="float" office:value="350000" calcext:value-type="float">
            <text:p>350.000,00 </text:p>
          </table:table-cell>
          <table:table-cell/>
          <table:table-cell table:style-name="ce19" office:value-type="string" calcext:value-type="string">
            <text:p>Capital emprestado</text:p>
          </table:table-cell>
          <table:table-cell table:style-name="ce198" office:value-type="float" office:value="56800" calcext:value-type="float">
            <text:p>56.800,00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Taxa Juro Anual</text:p>
          </table:table-cell>
          <table:table-cell table:style-name="ce32" office:value-type="percentage" office:value="0.178" calcext:value-type="percentage">
            <text:p>17,80%</text:p>
          </table:table-cell>
          <table:table-cell/>
          <table:table-cell table:style-name="ce19" office:value-type="string" calcext:value-type="string">
            <text:p>Juro</text:p>
          </table:table-cell>
          <table:table-cell table:style-name="ce198" office:value-type="float" office:value="4223.58" calcext:value-type="float">
            <text:p>4.223,58 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Capital</text:p>
          </table:table-cell>
          <table:table-cell table:style-name="ce28" table:formula="of:=[.B40]/(1+[.B41]*([.B38]/365))" office:value-type="float" office:value="304423.251979049" calcext:value-type="float">
            <text:p>304.423,25 </text:p>
          </table:table-cell>
          <table:table-cell/>
          <table:table-cell table:style-name="ce19" office:value-type="string" calcext:value-type="string">
            <text:p>Valor de Resgate</text:p>
          </table:table-cell>
          <table:table-cell table:style-name="ce28" table:formula="of:=[.E40]+[.E41]" office:value-type="float" office:value="61023.58" calcext:value-type="float">
            <text:p>61.023,58 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9" office:value-type="string" calcext:value-type="string">
            <text:p>Taxa de Juro Mensal</text:p>
          </table:table-cell>
          <table:table-cell table:style-name="ce203" table:formula="of:=RATE([.E38]/30;;[.E40];-[.E43])" office:value-type="percentage" office:value="0.016434498654033" calcext:value-type="percentage">
            <text:p>1,64%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2" office:value-type="string" calcext:value-type="string" table:number-columns-spanned="3" table:number-rows-spanned="1">
            <text:p>03. SÉRIES UNIFORMES DE PAGAMENTOS</text:p>
          </table:table-cell>
          <table:covered-table-cell table:number-columns-repeated="2" table:style-name="ce19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93" table:formula="of:=PMT(1.5%;48;500000;0;0)" office:value-type="float" office:value="-14687.4998040811" calcext:value-type="float">
            <text:p>-14.687,50 </text:p>
          </table:table-cell>
          <table:table-cell table:style-name="ce192" office:value-type="string" calcext:value-type="string" table:number-columns-spanned="2" table:number-rows-spanned="1">
            <text:p>(Série postecipada)</text:p>
          </table:table-cell>
          <table:covered-table-cell table:style-name="ce192"/>
          <table:table-cell office:value-type="string" calcext:value-type="string">
            <text:p>PGTO(1,5%;48;500000;0;0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3" table:formula="of:=PMT(1.5%;48;500000;0;1)" office:value-type="float" office:value="-14470.4431567302" calcext:value-type="float">
            <text:p>-14.470,44 </text:p>
          </table:table-cell>
          <table:table-cell table:style-name="ce192" office:value-type="string" calcext:value-type="string" table:number-columns-spanned="2" table:number-rows-spanned="1">
            <text:p>(Série antecipada)</text:p>
          </table:table-cell>
          <table:covered-table-cell table:style-name="ce192"/>
          <table:table-cell office:value-type="string" calcext:value-type="string">
            <text:p>PGTO(1,5%;48;500000;0;1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93" table:formula="of:=PMT(1.5%;48;-FV(1.5%;6;;500000))" office:value-type="float" office:value="-16059.9477249313" calcext:value-type="float">
            <text:p>-16.059,95 </text:p>
          </table:table-cell>
          <table:table-cell table:style-name="ce192" office:value-type="string" calcext:value-type="string" table:number-columns-spanned="2" table:number-rows-spanned="1">
            <text:p>(Série diferida)</text:p>
          </table:table-cell>
          <table:covered-table-cell table:style-name="ce192"/>
          <table:table-cell office:value-type="string" calcext:value-type="string">
            <text:p>PGTO(1,5%;48;-VF(1,5%;6;;500000)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2" table:formula="of:=PV(1.8%;12;100000;;0)" office:value-type="float" office:value="-1070641.150779" calcext:value-type="float">
            <text:p>-1.070.641,15 </text:p>
          </table:table-cell>
          <table:table-cell office:value-type="string" calcext:value-type="string">
            <text:p>VP(1,8%;12;100000;;0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2" table:formula="of:=FV(1.16%;120;-20000;;0)" office:value-type="float" office:value="5156528.23063811" calcext:value-type="float">
            <text:p>5.156.528,23 </text:p>
          </table:table-cell>
          <table:table-cell office:value-type="string" calcext:value-type="string">
            <text:p>VF(1,16%;120;-20000;;0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Exercício 0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2" table:formula="of:=PMT(1%;144;;20000000;0)" office:value-type="float" office:value="-62683.8282872824" calcext:value-type="float">
            <text:p>-62.683,83 </text:p>
          </table:table-cell>
          <table:table-cell office:value-type="string" calcext:value-type="string">
            <text:p>PGTO(1%;144;;20000000;0)</text:p>
          </table:table-cell>
          <table:table-cell table:number-columns-repeated="16382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quivalência de Capitais" table:style-name="ta4">
        <table:table-column table:style-name="co11" table:default-cell-style-name="ce189"/>
        <table:table-column table:style-name="co14" table:default-cell-style-name="ce189"/>
        <table:table-column table:style-name="co15" table:default-cell-style-name="ce189"/>
        <table:table-column table:style-name="co13" table:default-cell-style-name="ce189"/>
        <table:table-column table:style-name="co16" table:default-cell-style-name="ce189"/>
        <table:table-column table:style-name="co3" table:default-cell-style-name="ce189"/>
        <table:table-column table:style-name="co17" table:default-cell-style-name="ce189"/>
        <table:table-column table:style-name="co18" table:default-cell-style-name="ce189"/>
        <table:table-column table:style-name="co16" table:number-columns-repeated="2" table:default-cell-style-name="ce189"/>
        <table:table-column table:style-name="co19" table:default-cell-style-name="ce189"/>
        <table:table-column table:style-name="co11" table:number-columns-repeated="16373" table:default-cell-style-name="ce189"/>
        <table:table-row table:style-name="ro1">
          <table:table-cell table:number-columns-repeated="2"/>
          <table:table-cell table:style-name="ce208" office:value-type="string" calcext:value-type="string">
            <text:p>TAXA DE JUROS</text:p>
          </table:table-cell>
          <table:table-cell table:style-name="ce212" office:value-type="percentage" office:value="0.165" calcext:value-type="percentage">
            <text:p>16,50%</text:p>
          </table:table-cell>
          <table:table-cell table:style-name="ce216"/>
          <table:table-cell table:number-columns-repeated="2"/>
          <table:table-cell table:style-name="ce219" office:value-type="string" calcext:value-type="string">
            <text:p>TAXA DE JUROS</text:p>
          </table:table-cell>
          <table:table-cell table:style-name="ce203" office:value-type="percentage" office:value="0.165" calcext:value-type="percentage">
            <text:p>16,50%</text:p>
          </table:table-cell>
          <table:table-cell table:style-name="ce216"/>
          <table:table-cell table:number-columns-repeated="16374"/>
        </table:table-row>
        <table:table-row table:style-name="ro1">
          <table:table-cell table:number-columns-repeated="2"/>
          <table:table-cell table:style-name="ce209" office:value-type="string" calcext:value-type="string">
            <text:p>DATA BASE</text:p>
          </table:table-cell>
          <table:table-cell table:style-name="ce213" office:value-type="date" office:date-value="2026-03-05" calcext:value-type="date">
            <text:p>5/3/2026</text:p>
          </table:table-cell>
          <table:table-cell table:style-name="ce217"/>
          <table:table-cell table:number-columns-repeated="2"/>
          <table:table-cell table:style-name="ce219" office:value-type="string" calcext:value-type="string">
            <text:p>DATA BASE</text:p>
          </table:table-cell>
          <table:table-cell table:style-name="ce221" office:value-type="date" office:date-value="2026-03-05" calcext:value-type="date">
            <text:p>5/3/2026</text:p>
          </table:table-cell>
          <table:table-cell table:style-name="ce217"/>
          <table:table-cell table:number-columns-repeated="16374"/>
        </table:table-row>
        <table:table-row table:style-name="ro1">
          <table:table-cell table:number-columns-repeated="2"/>
          <table:table-cell table:style-name="ce210" office:value-type="string" calcext:value-type="string">
            <text:p>VALOR ATUALIZADO</text:p>
          </table:table-cell>
          <table:table-cell table:style-name="ce214" table:formula="of:=SUM([.E7:.E44])" office:value-type="float" office:value="0" calcext:value-type="float">
            <text:p>0,00 </text:p>
          </table:table-cell>
          <table:table-cell table:number-columns-repeated="3"/>
          <table:table-cell table:style-name="ce219" office:value-type="string" calcext:value-type="string">
            <text:p>VALOR ATUALIZADO</text:p>
          </table:table-cell>
          <table:table-cell table:style-name="ce193" table:formula="of:=SUM([.J7:.J49])" office:value-type="float" office:value="5059637.8256275" calcext:value-type="float">
            <text:p>5.059.637,83 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05" office:value-type="string" calcext:value-type="string" table:number-columns-spanned="4" table:number-rows-spanned="1">
            <text:p>PLANO ORIGINAL</text:p>
          </table:table-cell>
          <table:covered-table-cell table:number-columns-repeated="3" table:style-name="ce205"/>
          <table:table-cell/>
          <table:table-cell table:style-name="ce205" office:value-type="string" calcext:value-type="string" table:number-columns-spanned="4" table:number-rows-spanned="1">
            <text:p>PLANO ALTERNATIVO</text:p>
          </table:table-cell>
          <table:covered-table-cell table:number-columns-repeated="3" table:style-name="ce205"/>
          <table:table-cell table:number-columns-repeated="16374"/>
        </table:table-row>
        <table:table-row table:style-name="ro1">
          <table:table-cell/>
          <table:table-cell table:style-name="ce206" office:value-type="string" calcext:value-type="string">
            <text:p>Vencimento</text:p>
          </table:table-cell>
          <table:table-cell table:style-name="ce206" office:value-type="string" calcext:value-type="string">
            <text:p>Obrigações</text:p>
          </table:table-cell>
          <table:table-cell table:style-name="ce206" office:value-type="string" calcext:value-type="string">
            <text:p>Dias Exatos</text:p>
          </table:table-cell>
          <table:table-cell table:style-name="ce206" office:value-type="string" calcext:value-type="string">
            <text:p>Valor Atualizado</text:p>
          </table:table-cell>
          <table:table-cell/>
          <table:table-cell table:style-name="ce206" office:value-type="string" calcext:value-type="string">
            <text:p>Vencimento</text:p>
          </table:table-cell>
          <table:table-cell table:style-name="ce206" office:value-type="string" calcext:value-type="string">
            <text:p>Obrigações</text:p>
          </table:table-cell>
          <table:table-cell table:style-name="ce206" office:value-type="string" calcext:value-type="string">
            <text:p>Dias Exatos</text:p>
          </table:table-cell>
          <table:table-cell table:style-name="ce206" office:value-type="string" calcext:value-type="string">
            <text:p>Valor Atualizado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3-07-24" calcext:value-type="date">
            <text:p>24/7/2023</text:p>
          </table:table-cell>
          <table:table-cell table:style-name="ce211" office:value-type="float" office:value="148622.46" calcext:value-type="float">
            <text:p>148.622,46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6-03-20" calcext:value-type="date">
            <text:p>20/3/2026</text:p>
          </table:table-cell>
          <table:table-cell table:style-name="ce211" office:value-type="float" office:value="215586.79" calcext:value-type="float">
            <text:p>215.586,79</text:p>
          </table:table-cell>
          <table:table-cell table:style-name="ce215" table:formula="of:=[.G7]-[.$I$2]" office:value-type="float" office:value="15" calcext:value-type="float">
            <text:p>15</text:p>
          </table:table-cell>
          <table:table-cell table:style-name="ce220" table:formula="of:=PV([.$I$1];[.I7]/365;;-[.H7])" office:value-type="float" office:value="214237.959435277" calcext:value-type="float">
            <text:p>214.237,9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3-09-04" calcext:value-type="date">
            <text:p>4/9/2023</text:p>
          </table:table-cell>
          <table:table-cell table:style-name="ce211" office:value-type="float" office:value="158806.43" calcext:value-type="float">
            <text:p>158.806,4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6-04-29" calcext:value-type="date">
            <text:p>29/4/2026</text:p>
          </table:table-cell>
          <table:table-cell table:style-name="ce220"/>
          <table:table-cell table:style-name="ce215" table:formula="of:=[.G8]-[.$I$2]" office:value-type="float" office:value="55" calcext:value-type="float">
            <text:p>55</text:p>
          </table:table-cell>
          <table:table-cell table:style-name="ce220" table:formula="of:=PV([.$I$1];[.I8]/365;;-[.H8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3-11-17" calcext:value-type="date">
            <text:p>17/11/2023</text:p>
          </table:table-cell>
          <table:table-cell table:style-name="ce211" office:value-type="float" office:value="163616.91" calcext:value-type="float">
            <text:p>163.616,91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6-06-16" calcext:value-type="date">
            <text:p>16/6/2026</text:p>
          </table:table-cell>
          <table:table-cell table:style-name="ce211" office:value-type="float" office:value="230581.24" calcext:value-type="float">
            <text:p>230.581,24</text:p>
          </table:table-cell>
          <table:table-cell table:style-name="ce215" table:formula="of:=[.G9]-[.$I$2]" office:value-type="float" office:value="103" calcext:value-type="float">
            <text:p>103</text:p>
          </table:table-cell>
          <table:table-cell table:style-name="ce220" table:formula="of:=PV([.$I$1];[.I9]/365;;-[.H9])" office:value-type="float" office:value="220855.052658868" calcext:value-type="float">
            <text:p>220.855,0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4-02-09" calcext:value-type="date">
            <text:p>9/2/2024</text:p>
          </table:table-cell>
          <table:table-cell table:style-name="ce211" office:value-type="float" office:value="176391.47" calcext:value-type="float">
            <text:p>176.391,47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6-09-04" calcext:value-type="date">
            <text:p>4/9/2026</text:p>
          </table:table-cell>
          <table:table-cell table:style-name="ce211" office:value-type="float" office:value="238821.06" calcext:value-type="float">
            <text:p>238.821,06</text:p>
          </table:table-cell>
          <table:table-cell table:style-name="ce215" table:formula="of:=[.G10]-[.$I$2]" office:value-type="float" office:value="183" calcext:value-type="float">
            <text:p>183</text:p>
          </table:table-cell>
          <table:table-cell table:style-name="ce220" table:formula="of:=PV([.$I$1];[.I10]/365;;-[.H10])" office:value-type="float" office:value="221217.154384292" calcext:value-type="float">
            <text:p>221.217,1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4-04-05" calcext:value-type="date">
            <text:p>5/4/2024</text:p>
          </table:table-cell>
          <table:table-cell table:style-name="ce211" office:value-type="float" office:value="168469.25" calcext:value-type="float">
            <text:p>168.469,25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6-10-29" calcext:value-type="date">
            <text:p>29/10/2026</text:p>
          </table:table-cell>
          <table:table-cell table:style-name="ce211" office:value-type="float" office:value="235433.58" calcext:value-type="float">
            <text:p>235.433,58</text:p>
          </table:table-cell>
          <table:table-cell table:style-name="ce215" table:formula="of:=[.G11]-[.$I$2]" office:value-type="float" office:value="238" calcext:value-type="float">
            <text:p>238</text:p>
          </table:table-cell>
          <table:table-cell table:style-name="ce220" table:formula="of:=PV([.$I$1];[.I11]/365;;-[.H11])" office:value-type="float" office:value="213118.067243383" calcext:value-type="float">
            <text:p>213.118,07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4-07-09" calcext:value-type="date">
            <text:p>9/7/2024</text:p>
          </table:table-cell>
          <table:table-cell table:style-name="ce211" office:value-type="float" office:value="182349.21" calcext:value-type="float">
            <text:p>182.349,21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7-02-04" calcext:value-type="date">
            <text:p>4/2/2027</text:p>
          </table:table-cell>
          <table:table-cell table:style-name="ce211" office:value-type="float" office:value="244778.8" calcext:value-type="float">
            <text:p>244.778,80</text:p>
          </table:table-cell>
          <table:table-cell table:style-name="ce215" table:formula="of:=[.G12]-[.$I$2]" office:value-type="float" office:value="336" calcext:value-type="float">
            <text:p>336</text:p>
          </table:table-cell>
          <table:table-cell table:style-name="ce220" table:formula="of:=PV([.$I$1];[.I12]/365;;-[.H12])" office:value-type="float" office:value="212675.570793938" calcext:value-type="float">
            <text:p>212.675,57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4-10-18" calcext:value-type="date">
            <text:p>18/10/2024</text:p>
          </table:table-cell>
          <table:table-cell table:style-name="ce211" office:value-type="float" office:value="186054.29" calcext:value-type="float">
            <text:p>186.054,2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7-05-18" calcext:value-type="date">
            <text:p>18/5/2027</text:p>
          </table:table-cell>
          <table:table-cell table:style-name="ce220"/>
          <table:table-cell table:style-name="ce215" table:formula="of:=[.G13]-[.$I$2]" office:value-type="float" office:value="439" calcext:value-type="float">
            <text:p>439</text:p>
          </table:table-cell>
          <table:table-cell table:style-name="ce220" table:formula="of:=PV([.$I$1];[.I13]/365;;-[.H13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4-12-27" calcext:value-type="date">
            <text:p>27/12/2024</text:p>
          </table:table-cell>
          <table:table-cell table:style-name="ce211" office:value-type="float" office:value="187201.55" calcext:value-type="float">
            <text:p>187.201,55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7-07-22" calcext:value-type="date">
            <text:p>22/7/2027</text:p>
          </table:table-cell>
          <table:table-cell table:style-name="ce211" office:value-type="float" office:value="249631.14" calcext:value-type="float">
            <text:p>249.631,14</text:p>
          </table:table-cell>
          <table:table-cell table:style-name="ce215" table:formula="of:=[.G14]-[.$I$2]" office:value-type="float" office:value="504" calcext:value-type="float">
            <text:p>504</text:p>
          </table:table-cell>
          <table:table-cell table:style-name="ce220" table:formula="of:=PV([.$I$1];[.I14]/365;;-[.H14])" office:value-type="float" office:value="202168.956085184" calcext:value-type="float">
            <text:p>202.168,9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5-05-16" calcext:value-type="date">
            <text:p>16/5/2025</text:p>
          </table:table-cell>
          <table:table-cell table:style-name="ce211" office:value-type="float" office:value="192012.03" calcext:value-type="float">
            <text:p>192.012,0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7-12-10" calcext:value-type="date">
            <text:p>10/12/2027</text:p>
          </table:table-cell>
          <table:table-cell table:style-name="ce211" office:value-type="float" office:value="258976.36" calcext:value-type="float">
            <text:p>258.976,36</text:p>
          </table:table-cell>
          <table:table-cell table:style-name="ce215" table:formula="of:=[.G15]-[.$I$2]" office:value-type="float" office:value="645" calcext:value-type="float">
            <text:p>645</text:p>
          </table:table-cell>
          <table:table-cell table:style-name="ce220" table:formula="of:=PV([.$I$1];[.I15]/365;;-[.H15])" office:value-type="float" office:value="197721.563096742" calcext:value-type="float">
            <text:p>197.721,5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5-07-11" calcext:value-type="date">
            <text:p>11/7/2025</text:p>
          </table:table-cell>
          <table:table-cell table:style-name="ce211" office:value-type="float" office:value="204786.59" calcext:value-type="float">
            <text:p>204.786,5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8-02-04" calcext:value-type="date">
            <text:p>4/2/2028</text:p>
          </table:table-cell>
          <table:table-cell table:style-name="ce211" office:value-type="float" office:value="267216.18" calcext:value-type="float">
            <text:p>267.216,18</text:p>
          </table:table-cell>
          <table:table-cell table:style-name="ce215" table:formula="of:=[.G16]-[.$I$2]" office:value-type="float" office:value="701" calcext:value-type="float">
            <text:p>701</text:p>
          </table:table-cell>
          <table:table-cell table:style-name="ce220" table:formula="of:=PV([.$I$1];[.I16]/365;;-[.H16])" office:value-type="float" office:value="199287.762686326" calcext:value-type="float">
            <text:p>199.287,7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5-12-01" calcext:value-type="date">
            <text:p>1/12/2025</text:p>
          </table:table-cell>
          <table:table-cell table:style-name="ce211" office:value-type="float" office:value="196864.37" calcext:value-type="float">
            <text:p>196.864,37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8-06-29" calcext:value-type="date">
            <text:p>29/6/2028</text:p>
          </table:table-cell>
          <table:table-cell table:style-name="ce211" office:value-type="float" office:value="263828.7" calcext:value-type="float">
            <text:p>263.828,70</text:p>
          </table:table-cell>
          <table:table-cell table:style-name="ce215" table:formula="of:=[.G17]-[.$I$2]" office:value-type="float" office:value="847" calcext:value-type="float">
            <text:p>847</text:p>
          </table:table-cell>
          <table:table-cell table:style-name="ce220" table:formula="of:=PV([.$I$1];[.I17]/365;;-[.H17])" office:value-type="float" office:value="185101.333587184" calcext:value-type="float">
            <text:p>185.101,33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6-02-13" calcext:value-type="date">
            <text:p>13/2/2026</text:p>
          </table:table-cell>
          <table:table-cell table:style-name="ce211" office:value-type="float" office:value="210744.33" calcext:value-type="float">
            <text:p>210.744,3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8-09-11" calcext:value-type="date">
            <text:p>11/9/2028</text:p>
          </table:table-cell>
          <table:table-cell table:style-name="ce211" office:value-type="float" office:value="269173.92" calcext:value-type="float">
            <text:p>269.173,92</text:p>
          </table:table-cell>
          <table:table-cell table:style-name="ce215" table:formula="of:=[.G18]-[.$I$2]" office:value-type="float" office:value="921" calcext:value-type="float">
            <text:p>921</text:p>
          </table:table-cell>
          <table:table-cell table:style-name="ce220" table:formula="of:=PV([.$I$1];[.I18]/365;;-[.H18])" office:value-type="float" office:value="183093.779419512" calcext:value-type="float">
            <text:p>183.093,78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6-04-10" calcext:value-type="date">
            <text:p>10/4/2026</text:p>
          </table:table-cell>
          <table:table-cell table:style-name="ce211" office:value-type="float" office:value="214449.41" calcext:value-type="float">
            <text:p>214.449,41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8-11-03" calcext:value-type="date">
            <text:p>3/11/2028</text:p>
          </table:table-cell>
          <table:table-cell table:style-name="ce211" office:value-type="float" office:value="270339.78" calcext:value-type="float">
            <text:p>270.339,78</text:p>
          </table:table-cell>
          <table:table-cell table:style-name="ce215" table:formula="of:=[.G19]-[.$I$2]" office:value-type="float" office:value="974" calcext:value-type="float">
            <text:p>974</text:p>
          </table:table-cell>
          <table:table-cell table:style-name="ce220" table:formula="of:=PV([.$I$1];[.I19]/365;;-[.H19])" office:value-type="float" office:value="179853.824991895" calcext:value-type="float">
            <text:p>179.853,82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6-09-21" calcext:value-type="date">
            <text:p>21/9/2026</text:p>
          </table:table-cell>
          <table:table-cell table:style-name="ce211" office:value-type="float" office:value="208266.97" calcext:value-type="float">
            <text:p>208.266,97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9-04-19" calcext:value-type="date">
            <text:p>19/4/2029</text:p>
          </table:table-cell>
          <table:table-cell table:style-name="ce211" office:value-type="float" office:value="270696.56" calcext:value-type="float">
            <text:p>270.696,56</text:p>
          </table:table-cell>
          <table:table-cell table:style-name="ce215" table:formula="of:=[.G20]-[.$I$2]" office:value-type="float" office:value="1141" calcext:value-type="float">
            <text:p>1.141</text:p>
          </table:table-cell>
          <table:table-cell table:style-name="ce220" table:formula="of:=PV([.$I$1];[.I20]/365;;-[.H20])" office:value-type="float" office:value="167936.878668104" calcext:value-type="float">
            <text:p>167.936,88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6-11-27" calcext:value-type="date">
            <text:p>27/11/2026</text:p>
          </table:table-cell>
          <table:table-cell table:style-name="ce211" office:value-type="float" office:value="208381.44" calcext:value-type="float">
            <text:p>208.381,4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9-06-25" calcext:value-type="date">
            <text:p>25/6/2029</text:p>
          </table:table-cell>
          <table:table-cell table:style-name="ce211" office:value-type="float" office:value="275345.77" calcext:value-type="float">
            <text:p>275.345,77</text:p>
          </table:table-cell>
          <table:table-cell table:style-name="ce215" table:formula="of:=[.G21]-[.$I$2]" office:value-type="float" office:value="1208" calcext:value-type="float">
            <text:p>1.208</text:p>
          </table:table-cell>
          <table:table-cell table:style-name="ce220" table:formula="of:=PV([.$I$1];[.I21]/365;;-[.H21])" office:value-type="float" office:value="166098.93709082" calcext:value-type="float">
            <text:p>166.098,94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7-01-04" calcext:value-type="date">
            <text:p>4/1/2027</text:p>
          </table:table-cell>
          <table:table-cell table:style-name="ce211" office:value-type="float" office:value="209256.97" calcext:value-type="float">
            <text:p>209.256,97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9-07-26" calcext:value-type="date">
            <text:p>26/7/2029</text:p>
          </table:table-cell>
          <table:table-cell table:style-name="ce220"/>
          <table:table-cell table:style-name="ce215" table:formula="of:=[.G22]-[.$I$2]" office:value-type="float" office:value="1239" calcext:value-type="float">
            <text:p>1.239</text:p>
          </table:table-cell>
          <table:table-cell table:style-name="ce220" table:formula="of:=PV([.$I$1];[.I22]/365;;-[.H22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7-05-14" calcext:value-type="date">
            <text:p>14/5/2027</text:p>
          </table:table-cell>
          <table:table-cell table:style-name="ce211" office:value-type="float" office:value="207366.99" calcext:value-type="float">
            <text:p>207.366,9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29-12-10" calcext:value-type="date">
            <text:p>10/12/2029</text:p>
          </table:table-cell>
          <table:table-cell table:style-name="ce211" office:value-type="float" office:value="274331.32" calcext:value-type="float">
            <text:p>274.331,32</text:p>
          </table:table-cell>
          <table:table-cell table:style-name="ce215" table:formula="of:=[.G23]-[.$I$2]" office:value-type="float" office:value="1376" calcext:value-type="float">
            <text:p>1.376</text:p>
          </table:table-cell>
          <table:table-cell table:style-name="ce220" table:formula="of:=PV([.$I$1];[.I23]/365;;-[.H23])" office:value-type="float" office:value="154253.753385178" calcext:value-type="float">
            <text:p>154.253,7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7-10-08" calcext:value-type="date">
            <text:p>8/10/2027</text:p>
          </table:table-cell>
          <table:table-cell table:style-name="ce211" office:value-type="float" office:value="219792.2" calcext:value-type="float">
            <text:p>219.792,20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0-05-07" calcext:value-type="date">
            <text:p>7/5/2030</text:p>
          </table:table-cell>
          <table:table-cell table:style-name="ce211" office:value-type="float" office:value="282221.79" calcext:value-type="float">
            <text:p>282.221,79</text:p>
          </table:table-cell>
          <table:table-cell table:style-name="ce215" table:formula="of:=[.G24]-[.$I$2]" office:value-type="float" office:value="1524" calcext:value-type="float">
            <text:p>1.524</text:p>
          </table:table-cell>
          <table:table-cell table:style-name="ce220" table:formula="of:=PV([.$I$1];[.I24]/365;;-[.H24])" office:value-type="float" office:value="149161.619264039" calcext:value-type="float">
            <text:p>149.161,62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8-02-25" calcext:value-type="date">
            <text:p>25/2/2028</text:p>
          </table:table-cell>
          <table:table-cell table:style-name="ce211" office:value-type="float" office:value="223146.78" calcext:value-type="float">
            <text:p>223.146,78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0-09-19" calcext:value-type="date">
            <text:p>19/9/2030</text:p>
          </table:table-cell>
          <table:table-cell table:style-name="ce211" office:value-type="float" office:value="290111.11" calcext:value-type="float">
            <text:p>290.111,11</text:p>
          </table:table-cell>
          <table:table-cell table:style-name="ce215" table:formula="of:=[.G25]-[.$I$2]" office:value-type="float" office:value="1659" calcext:value-type="float">
            <text:p>1.659</text:p>
          </table:table-cell>
          <table:table-cell table:style-name="ce220" table:formula="of:=PV([.$I$1];[.I25]/365;;-[.H25])" office:value-type="float" office:value="144910.348644397" calcext:value-type="float">
            <text:p>144.910,3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8-05-08" calcext:value-type="date">
            <text:p>8/5/2028</text:p>
          </table:table-cell>
          <table:table-cell table:style-name="ce211" office:value-type="float" office:value="224791.87" calcext:value-type="float">
            <text:p>224.791,87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0-11-29" calcext:value-type="date">
            <text:p>29/11/2030</text:p>
          </table:table-cell>
          <table:table-cell table:style-name="ce211" office:value-type="float" office:value="288012.78" calcext:value-type="float">
            <text:p>288.012,78</text:p>
          </table:table-cell>
          <table:table-cell table:style-name="ce215" table:formula="of:=[.G26]-[.$I$2]" office:value-type="float" office:value="1730" calcext:value-type="float">
            <text:p>1.730</text:p>
          </table:table-cell>
          <table:table-cell table:style-name="ce220" table:formula="of:=PV([.$I$1];[.I26]/365;;-[.H26])" office:value-type="float" office:value="139651.319795122" calcext:value-type="float">
            <text:p>139.651,32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8-07-04" calcext:value-type="date">
            <text:p>4/7/2028</text:p>
          </table:table-cell>
          <table:table-cell table:style-name="ce211" office:value-type="float" office:value="228147.19" calcext:value-type="float">
            <text:p>228.147,1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1-01-28" calcext:value-type="date">
            <text:p>28/1/2031</text:p>
          </table:table-cell>
          <table:table-cell table:style-name="ce211" office:value-type="float" office:value="287221.46" calcext:value-type="float">
            <text:p>287.221,46</text:p>
          </table:table-cell>
          <table:table-cell table:style-name="ce215" table:formula="of:=[.G27]-[.$I$2]" office:value-type="float" office:value="1790" calcext:value-type="float">
            <text:p>1.790</text:p>
          </table:table-cell>
          <table:table-cell table:style-name="ce220" table:formula="of:=PV([.$I$1];[.I27]/365;;-[.H27])" office:value-type="float" office:value="135814.856438249" calcext:value-type="float">
            <text:p>135.814,8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8-12-15" calcext:value-type="date">
            <text:p>15/12/2028</text:p>
          </table:table-cell>
          <table:table-cell table:style-name="ce211" office:value-type="float" office:value="228092.04" calcext:value-type="float">
            <text:p>228.092,0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1-07-15" calcext:value-type="date">
            <text:p>15/7/2031</text:p>
          </table:table-cell>
          <table:table-cell table:style-name="ce220"/>
          <table:table-cell table:style-name="ce215" table:formula="of:=[.G28]-[.$I$2]" office:value-type="float" office:value="1958" calcext:value-type="float">
            <text:p>1.958</text:p>
          </table:table-cell>
          <table:table-cell table:style-name="ce220" table:formula="of:=PV([.$I$1];[.I28]/365;;-[.H28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9-02-23" calcext:value-type="date">
            <text:p>23/2/2029</text:p>
          </table:table-cell>
          <table:table-cell table:style-name="ce211" office:value-type="float" office:value="231447.09" calcext:value-type="float">
            <text:p>231.447,0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1-09-18" calcext:value-type="date">
            <text:p>18/9/2031</text:p>
          </table:table-cell>
          <table:table-cell table:style-name="ce211" office:value-type="float" office:value="290521.63" calcext:value-type="float">
            <text:p>290.521,63</text:p>
          </table:table-cell>
          <table:table-cell table:style-name="ce215" table:formula="of:=[.G29]-[.$I$2]" office:value-type="float" office:value="2023" calcext:value-type="float">
            <text:p>2.023</text:p>
          </table:table-cell>
          <table:table-cell table:style-name="ce220" table:formula="of:=PV([.$I$1];[.I29]/365;;-[.H29])" office:value-type="float" office:value="124614.707452908" calcext:value-type="float">
            <text:p>124.614,71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9-04-02" calcext:value-type="date">
            <text:p>2/4/2029</text:p>
          </table:table-cell>
          <table:table-cell table:style-name="ce211" office:value-type="float" office:value="243871.71" calcext:value-type="float">
            <text:p>243.871,71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1-10-21" calcext:value-type="date">
            <text:p>21/10/2031</text:p>
          </table:table-cell>
          <table:table-cell table:style-name="ce211" office:value-type="float" office:value="298411.42" calcext:value-type="float">
            <text:p>298.411,42</text:p>
          </table:table-cell>
          <table:table-cell table:style-name="ce215" table:formula="of:=[.G30]-[.$I$2]" office:value-type="float" office:value="2056" calcext:value-type="float">
            <text:p>2.056</text:p>
          </table:table-cell>
          <table:table-cell table:style-name="ce220" table:formula="of:=PV([.$I$1];[.I30]/365;;-[.H30])" office:value-type="float" office:value="126243.689636803" calcext:value-type="float">
            <text:p>126.243,69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29-08-06" calcext:value-type="date">
            <text:p>6/8/2029</text:p>
          </table:table-cell>
          <table:table-cell table:style-name="ce211" office:value-type="float" office:value="236447.19" calcext:value-type="float">
            <text:p>236.447,19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2-03-03" calcext:value-type="date">
            <text:p>3/3/2032</text:p>
          </table:table-cell>
          <table:table-cell table:style-name="ce211" office:value-type="float" office:value="306301.3" calcext:value-type="float">
            <text:p>306.301,30</text:p>
          </table:table-cell>
          <table:table-cell table:style-name="ce215" table:formula="of:=[.G31]-[.$I$2]" office:value-type="float" office:value="2190" calcext:value-type="float">
            <text:p>2.190</text:p>
          </table:table-cell>
          <table:table-cell table:style-name="ce220" table:formula="of:=PV([.$I$1];[.I31]/365;;-[.H31])" office:value-type="float" office:value="122516.135040655" calcext:value-type="float">
            <text:p>122.516,14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0-01-18" calcext:value-type="date">
            <text:p>18/1/2030</text:p>
          </table:table-cell>
          <table:table-cell table:style-name="ce211" office:value-type="float" office:value="248871.85" calcext:value-type="float">
            <text:p>248.871,85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2-08-12" calcext:value-type="date">
            <text:p>12/8/2032</text:p>
          </table:table-cell>
          <table:table-cell table:style-name="ce211" office:value-type="float" office:value="303411.52" calcext:value-type="float">
            <text:p>303.411,52</text:p>
          </table:table-cell>
          <table:table-cell table:style-name="ce215" table:formula="of:=[.G32]-[.$I$2]" office:value-type="float" office:value="2352" calcext:value-type="float">
            <text:p>2.352</text:p>
          </table:table-cell>
          <table:table-cell table:style-name="ce220" table:formula="of:=PV([.$I$1];[.I32]/365;;-[.H32])" office:value-type="float" office:value="113406.698131539" calcext:value-type="float">
            <text:p>113.406,7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0-03-22" calcext:value-type="date">
            <text:p>22/3/2030</text:p>
          </table:table-cell>
          <table:table-cell table:style-name="ce211" office:value-type="float" office:value="239746.9" calcext:value-type="float">
            <text:p>239.746,90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2-10-14" calcext:value-type="date">
            <text:p>14/10/2032</text:p>
          </table:table-cell>
          <table:table-cell table:style-name="ce211" office:value-type="float" office:value="311301.44" calcext:value-type="float">
            <text:p>311.301,44</text:p>
          </table:table-cell>
          <table:table-cell table:style-name="ce215" table:formula="of:=[.G33]-[.$I$2]" office:value-type="float" office:value="2415" calcext:value-type="float">
            <text:p>2.415</text:p>
          </table:table-cell>
          <table:table-cell table:style-name="ce220" table:formula="of:=PV([.$I$1];[.I33]/365;;-[.H33])" office:value-type="float" office:value="113328.654612721" calcext:value-type="float">
            <text:p>113.328,6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0-05-06" calcext:value-type="date">
            <text:p>6/5/2030</text:p>
          </table:table-cell>
          <table:table-cell table:style-name="ce211" office:value-type="float" office:value="252171.75" calcext:value-type="float">
            <text:p>252.171,75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2-11-29" calcext:value-type="date">
            <text:p>29/11/2032</text:p>
          </table:table-cell>
          <table:table-cell table:style-name="ce211" office:value-type="float" office:value="309297.32" calcext:value-type="float">
            <text:p>309.297,32</text:p>
          </table:table-cell>
          <table:table-cell table:style-name="ce215" table:formula="of:=[.G34]-[.$I$2]" office:value-type="float" office:value="2461" calcext:value-type="float">
            <text:p>2.461</text:p>
          </table:table-cell>
          <table:table-cell table:style-name="ce220" table:formula="of:=PV([.$I$1];[.I34]/365;;-[.H34])" office:value-type="float" office:value="110452.58301591" calcext:value-type="float">
            <text:p>110.452,58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0-07-19" calcext:value-type="date">
            <text:p>19/7/2030</text:p>
          </table:table-cell>
          <table:table-cell table:style-name="ce211" office:value-type="float" office:value="235454.63" calcext:value-type="float">
            <text:p>235.454,6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3-02-14" calcext:value-type="date">
            <text:p>14/2/2033</text:p>
          </table:table-cell>
          <table:table-cell table:style-name="ce220"/>
          <table:table-cell table:style-name="ce215" table:formula="of:=[.G35]-[.$I$2]" office:value-type="float" office:value="2538" calcext:value-type="float">
            <text:p>2.538</text:p>
          </table:table-cell>
          <table:table-cell table:style-name="ce220" table:formula="of:=PV([.$I$1];[.I35]/365;;-[.H35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0-11-08" calcext:value-type="date">
            <text:p>8/11/2030</text:p>
          </table:table-cell>
          <table:table-cell table:style-name="ce211" office:value-type="float" office:value="247878.92" calcext:value-type="float">
            <text:p>247.878,92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3-06-03" calcext:value-type="date">
            <text:p>3/6/2033</text:p>
          </table:table-cell>
          <table:table-cell table:style-name="ce211" office:value-type="float" office:value="314601.34" calcext:value-type="float">
            <text:p>314.601,34</text:p>
          </table:table-cell>
          <table:table-cell table:style-name="ce215" table:formula="of:=[.G36]-[.$I$2]" office:value-type="float" office:value="2647" calcext:value-type="float">
            <text:p>2.647</text:p>
          </table:table-cell>
          <table:table-cell table:style-name="ce220" table:formula="of:=PV([.$I$1];[.I36]/365;;-[.H36])" office:value-type="float" office:value="103934.880985534" calcext:value-type="float">
            <text:p>103.934,88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1-01-17" calcext:value-type="date">
            <text:p>17/1/2031</text:p>
          </table:table-cell>
          <table:table-cell table:style-name="ce211" office:value-type="float" office:value="240454.33" calcext:value-type="float">
            <text:p>240.454,3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3-08-11" calcext:value-type="date">
            <text:p>11/8/2033</text:p>
          </table:table-cell>
          <table:table-cell table:style-name="ce211" office:value-type="float" office:value="302418.96" calcext:value-type="float">
            <text:p>302.418,96</text:p>
          </table:table-cell>
          <table:table-cell table:style-name="ce215" table:formula="of:=[.G37]-[.$I$2]" office:value-type="float" office:value="2716" calcext:value-type="float">
            <text:p>2.716</text:p>
          </table:table-cell>
          <table:table-cell table:style-name="ce220" table:formula="of:=PV([.$I$1];[.I37]/365;;-[.H37])" office:value-type="float" office:value="97066.9637019886" calcext:value-type="float">
            <text:p>97.066,9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1-04-14" calcext:value-type="date">
            <text:p>14/4/2031</text:p>
          </table:table-cell>
          <table:table-cell table:style-name="ce211" office:value-type="float" office:value="252879.25" calcext:value-type="float">
            <text:p>252.879,25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3-11-04" calcext:value-type="date">
            <text:p>4/11/2033</text:p>
          </table:table-cell>
          <table:table-cell table:style-name="ce211" office:value-type="float" office:value="310308.51" calcext:value-type="float">
            <text:p>310.308,51</text:p>
          </table:table-cell>
          <table:table-cell table:style-name="ce215" table:formula="of:=[.G38]-[.$I$2]" office:value-type="float" office:value="2801" calcext:value-type="float">
            <text:p>2.801</text:p>
          </table:table-cell>
          <table:table-cell table:style-name="ce220" table:formula="of:=PV([.$I$1];[.I38]/365;;-[.H38])" office:value-type="float" office:value="96119.2452349212" calcext:value-type="float">
            <text:p>96.119,25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1-10-03" calcext:value-type="date">
            <text:p>3/10/2031</text:p>
          </table:table-cell>
          <table:table-cell table:style-name="ce211" office:value-type="float" office:value="243753.86" calcext:value-type="float">
            <text:p>243.753,86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4-04-28" calcext:value-type="date">
            <text:p>28/4/2034</text:p>
          </table:table-cell>
          <table:table-cell table:style-name="ce211" office:value-type="float" office:value="307418.66" calcext:value-type="float">
            <text:p>307.418,66</text:p>
          </table:table-cell>
          <table:table-cell table:style-name="ce215" table:formula="of:=[.G39]-[.$I$2]" office:value-type="float" office:value="2976" calcext:value-type="float">
            <text:p>2.976</text:p>
          </table:table-cell>
          <table:table-cell table:style-name="ce220" table:formula="of:=PV([.$I$1];[.I39]/365;;-[.H39])" office:value-type="float" office:value="88500.7171450051" calcext:value-type="float">
            <text:p>88.500,72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1-12-05" calcext:value-type="date">
            <text:p>5/12/2031</text:p>
          </table:table-cell>
          <table:table-cell table:style-name="ce211" office:value-type="float" office:value="256178.43" calcext:value-type="float">
            <text:p>256.178,43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4-06-29" calcext:value-type="date">
            <text:p>29/6/2034</text:p>
          </table:table-cell>
          <table:table-cell table:style-name="ce211" office:value-type="float" office:value="309297.32" calcext:value-type="float">
            <text:p>309.297,32</text:p>
          </table:table-cell>
          <table:table-cell table:style-name="ce215" table:formula="of:=[.G40]-[.$I$2]" office:value-type="float" office:value="3038" calcext:value-type="float">
            <text:p>3.038</text:p>
          </table:table-cell>
          <table:table-cell table:style-name="ce220" table:formula="of:=PV([.$I$1];[.I40]/365;;-[.H40])" office:value-type="float" office:value="86761.3697999563" calcext:value-type="float">
            <text:p>86.761,37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2-02-06" calcext:value-type="date">
            <text:p>6/2/2032</text:p>
          </table:table-cell>
          <table:table-cell table:style-name="ce211" office:value-type="float" office:value="242361.14" calcext:value-type="float">
            <text:p>242.361,1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4-09-01" calcext:value-type="date">
            <text:p>1/9/2034</text:p>
          </table:table-cell>
          <table:table-cell table:style-name="ce211" office:value-type="float" office:value="315308.84" calcext:value-type="float">
            <text:p>315.308,84</text:p>
          </table:table-cell>
          <table:table-cell table:style-name="ce215" table:formula="of:=[.G41]-[.$I$2]" office:value-type="float" office:value="3102" calcext:value-type="float">
            <text:p>3.102</text:p>
          </table:table-cell>
          <table:table-cell table:style-name="ce220" table:formula="of:=PV([.$I$1];[.I41]/365;;-[.H41])" office:value-type="float" office:value="86110.6046285381" calcext:value-type="float">
            <text:p>86.110,60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2-05-14" calcext:value-type="date">
            <text:p>14/5/2032</text:p>
          </table:table-cell>
          <table:table-cell table:style-name="ce211" office:value-type="float" office:value="257885.64" calcext:value-type="float">
            <text:p>257.885,6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4-12-11" calcext:value-type="date">
            <text:p>11/12/2034</text:p>
          </table:table-cell>
          <table:table-cell table:style-name="ce211" office:value-type="float" office:value="310718.19" calcext:value-type="float">
            <text:p>310.718,19</text:p>
          </table:table-cell>
          <table:table-cell table:style-name="ce215" table:formula="of:=[.G42]-[.$I$2]" office:value-type="float" office:value="3203" calcext:value-type="float">
            <text:p>3.203</text:p>
          </table:table-cell>
          <table:table-cell table:style-name="ce220" table:formula="of:=PV([.$I$1];[.I42]/365;;-[.H42])" office:value-type="float" office:value="81345.5816694672" calcext:value-type="float">
            <text:p>81.345,58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2-08-20" calcext:value-type="date">
            <text:p>20/8/2032</text:p>
          </table:table-cell>
          <table:table-cell table:style-name="ce211" office:value-type="float" office:value="273410.14" calcext:value-type="float">
            <text:p>273.410,1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5-03-19" calcext:value-type="date">
            <text:p>19/3/2035</text:p>
          </table:table-cell>
          <table:table-cell table:style-name="ce211" office:value-type="float" office:value="318608.02" calcext:value-type="float">
            <text:p>318.608,02</text:p>
          </table:table-cell>
          <table:table-cell table:style-name="ce215" table:formula="of:=[.G43]-[.$I$2]" office:value-type="float" office:value="3301" calcext:value-type="float">
            <text:p>3.301</text:p>
          </table:table-cell>
          <table:table-cell table:style-name="ce220" table:formula="of:=PV([.$I$1];[.I43]/365;;-[.H43])" office:value-type="float" office:value="80060.0648545045" calcext:value-type="float">
            <text:p>80.060,06</text:p>
          </table:table-cell>
          <table:table-cell table:number-columns-repeated="16374"/>
        </table:table-row>
        <table:table-row table:style-name="ro1">
          <table:table-cell/>
          <table:table-cell table:style-name="ce207" office:value-type="date" office:date-value="2032-11-26" calcext:value-type="date">
            <text:p>26/11/2032</text:p>
          </table:table-cell>
          <table:table-cell table:style-name="ce211" office:value-type="float" office:value="288934.64" calcext:value-type="float">
            <text:p>288.934,64</text:p>
          </table:table-cell>
          <table:table-cell table:style-name="ce215"/>
          <table:table-cell table:style-name="ce218"/>
          <table:table-cell/>
          <table:table-cell table:style-name="ce207" office:value-type="date" office:date-value="2035-06-18" calcext:value-type="date">
            <text:p>18/6/2035</text:p>
          </table:table-cell>
          <table:table-cell table:style-name="ce220"/>
          <table:table-cell table:style-name="ce215" table:formula="of:=[.G44]-[.$I$2]" office:value-type="float" office:value="3392" calcext:value-type="float">
            <text:p>3.392</text:p>
          </table:table-cell>
          <table:table-cell table:style-name="ce220" table:formula="of:=PV([.$I$1];[.I44]/365;;-[.H44])" office:value-type="float" office:value="-0" calcext:value-type="float">
            <text:p>0,00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07" office:value-type="date" office:date-value="2035-09-20" calcext:value-type="date">
            <text:p>20/9/2035</text:p>
          </table:table-cell>
          <table:table-cell table:style-name="ce211" office:value-type="float" office:value="300042.92" calcext:value-type="float">
            <text:p>300.042,92</text:p>
          </table:table-cell>
          <table:table-cell table:style-name="ce215" table:formula="of:=[.G45]-[.$I$2]" office:value-type="float" office:value="3486" calcext:value-type="float">
            <text:p>3.486</text:p>
          </table:table-cell>
          <table:table-cell table:style-name="ce220" table:formula="of:=PV([.$I$1];[.I45]/365;;-[.H45])" office:value-type="float" office:value="69779.1005993903" calcext:value-type="float">
            <text:p>69.779,10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07" office:value-type="date" office:date-value="2035-12-28" calcext:value-type="date">
            <text:p>28/12/2035</text:p>
          </table:table-cell>
          <table:table-cell table:style-name="ce211" office:value-type="float" office:value="290760.37" calcext:value-type="float">
            <text:p>290.760,37</text:p>
          </table:table-cell>
          <table:table-cell table:style-name="ce215" table:formula="of:=[.G46]-[.$I$2]" office:value-type="float" office:value="3585" calcext:value-type="float">
            <text:p>3.585</text:p>
          </table:table-cell>
          <table:table-cell table:style-name="ce220" table:formula="of:=PV([.$I$1];[.I46]/365;;-[.H46])" office:value-type="float" office:value="64876.5019636411" calcext:value-type="float">
            <text:p>64.876,50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07" office:value-type="date" office:date-value="2035-06-18" calcext:value-type="date">
            <text:p>18/6/2035</text:p>
          </table:table-cell>
          <table:table-cell table:style-name="ce211" office:value-type="float" office:value="285278.46" calcext:value-type="float">
            <text:p>285.278,46</text:p>
          </table:table-cell>
          <table:table-cell table:style-name="ce215" table:formula="of:=[.G47]-[.$I$2]" office:value-type="float" office:value="3392" calcext:value-type="float">
            <text:p>3.392</text:p>
          </table:table-cell>
          <table:table-cell table:style-name="ce220" table:formula="of:=PV([.$I$1];[.I47]/365;;-[.H47])" office:value-type="float" office:value="69006.8435438019" calcext:value-type="float">
            <text:p>69.006,84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07" office:value-type="date" office:date-value="2035-09-20" calcext:value-type="date">
            <text:p>20/9/2035</text:p>
          </table:table-cell>
          <table:table-cell table:style-name="ce211" office:value-type="float" office:value="301853.2" calcext:value-type="float">
            <text:p>301.853,20</text:p>
          </table:table-cell>
          <table:table-cell table:style-name="ce215" table:formula="of:=[.G48]-[.$I$2]" office:value-type="float" office:value="3486" calcext:value-type="float">
            <text:p>3.486</text:p>
          </table:table-cell>
          <table:table-cell table:style-name="ce220" table:formula="of:=PV([.$I$1];[.I48]/365;;-[.H48])" office:value-type="float" office:value="70200.106068318" calcext:value-type="float">
            <text:p>70.200,11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07" office:value-type="date" office:date-value="2035-12-28" calcext:value-type="date">
            <text:p>28/12/2035</text:p>
          </table:table-cell>
          <table:table-cell table:style-name="ce211" office:value-type="float" office:value="305452.17" calcext:value-type="float">
            <text:p>305.452,17</text:p>
          </table:table-cell>
          <table:table-cell table:style-name="ce215" table:formula="of:=[.G49]-[.$I$2]" office:value-type="float" office:value="3585" calcext:value-type="float">
            <text:p>3.585</text:p>
          </table:table-cell>
          <table:table-cell table:style-name="ce220" table:formula="of:=PV([.$I$1];[.I49]/365;;-[.H49])" office:value-type="float" office:value="68154.6398733893" calcext:value-type="float">
            <text:p>68.154,64</text:p>
          </table:table-cell>
          <table:table-cell table:number-columns-repeated="16374"/>
        </table:table-row>
        <table:table-row table:style-name="ro3" table:number-rows-repeated="104852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usto do Dinheiro" table:style-name="ta5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" table:number-columns-repeated="16364" table:default-cell-style-name="Default"/>
        <table:table-row table:style-name="ro1">
          <table:table-cell table:style-name="ce222" office:value-type="string" calcext:value-type="string" table:number-columns-spanned="3" table:number-rows-spanned="1">
            <text:p>Correção de Fluxos de Caixa pela Taxa SELIC</text:p>
          </table:table-cell>
          <table:covered-table-cell table:number-columns-repeated="2" table:style-name="ce222"/>
          <table:table-cell table:number-columns-repeated="4"/>
          <table:table-cell table:style-name="ce239" office:value-type="string" calcext:value-type="string" table:number-columns-spanned="3" table:number-rows-spanned="1">
            <text:p>Correção de Fluxos de Caixa pela Taxa SELIC</text:p>
          </table:table-cell>
          <table:covered-table-cell table:style-name="ce240"/>
          <table:covered-table-cell table:style-name="ce245"/>
          <table:table-cell table:number-columns-repeated="4"/>
          <table:table-cell table:style-name="ce222" office:value-type="string" calcext:value-type="string" table:number-columns-spanned="3" table:number-rows-spanned="1">
            <text:p>Correção de Fluxos de Caixa pela Taxa SELIC</text:p>
          </table:table-cell>
          <table:covered-table-cell table:number-columns-repeated="2" table:style-name="ce222"/>
          <table:table-cell table:number-columns-repeated="16367"/>
        </table:table-row>
        <table:table-row table:style-name="ro1">
          <table:table-cell table:style-name="ce223" table:number-columns-repeated="3"/>
          <table:table-cell table:number-columns-repeated="16381"/>
        </table:table-row>
        <table:table-row table:style-name="ro1">
          <table:table-cell table:style-name="ce224" office:value-type="string" calcext:value-type="string">
            <text:p>Data Base</text:p>
          </table:table-cell>
          <table:table-cell table:style-name="ce226" office:value-type="date" office:date-value="2026-03-11" calcext:value-type="date">
            <text:p>11/3/2026</text:p>
          </table:table-cell>
          <table:table-cell table:number-columns-repeated="5"/>
          <table:table-cell table:style-name="ce224" office:value-type="string" calcext:value-type="string">
            <text:p>Data Base</text:p>
          </table:table-cell>
          <table:table-cell table:style-name="ce226" office:value-type="date" office:date-value="2026-03-11" calcext:value-type="date">
            <text:p>11/3/2026</text:p>
          </table:table-cell>
          <table:table-cell table:number-columns-repeated="5"/>
          <table:table-cell table:style-name="ce224" office:value-type="string" calcext:value-type="string">
            <text:p>Data Base</text:p>
          </table:table-cell>
          <table:table-cell table:style-name="ce226" office:value-type="date" office:date-value="2026-03-11" calcext:value-type="date">
            <text:p>11/3/2026</text:p>
          </table:table-cell>
          <table:table-cell table:number-columns-repeated="16368"/>
        </table:table-row>
        <table:table-row table:style-name="ro1">
          <table:table-cell table:style-name="ce224" office:value-type="string" calcext:value-type="string">
            <text:p>Dias Úteis</text:p>
          </table:table-cell>
          <table:table-cell table:style-name="ce197" office:value-type="float" office:value="252" calcext:value-type="float">
            <text:p>252 </text:p>
          </table:table-cell>
          <table:table-cell table:number-columns-repeated="5"/>
          <table:table-cell table:style-name="ce224" office:value-type="string" calcext:value-type="string">
            <text:p>Dias Úteis</text:p>
          </table:table-cell>
          <table:table-cell table:style-name="ce197" office:value-type="float" office:value="252" calcext:value-type="float">
            <text:p>252 </text:p>
          </table:table-cell>
          <table:table-cell table:number-columns-repeated="5"/>
          <table:table-cell table:style-name="ce224" office:value-type="string" calcext:value-type="string">
            <text:p>Dias Úteis</text:p>
          </table:table-cell>
          <table:table-cell table:style-name="ce197" office:value-type="float" office:value="252" calcext:value-type="float">
            <text:p>252 </text:p>
          </table:table-cell>
          <table:table-cell table:number-columns-repeated="16368"/>
        </table:table-row>
        <table:table-row table:style-name="ro1">
          <table:table-cell table:style-name="ce224" office:value-type="string" calcext:value-type="string">
            <text:p>Imposto de Renda</text:p>
          </table:table-cell>
          <table:table-cell table:style-name="ce197"/>
          <table:table-cell table:number-columns-repeated="5"/>
          <table:table-cell table:style-name="ce224" office:value-type="string" calcext:value-type="string">
            <text:p>Imposto de Renda</text:p>
          </table:table-cell>
          <table:table-cell table:style-name="ce197"/>
          <table:table-cell table:number-columns-repeated="5"/>
          <table:table-cell table:style-name="ce224" office:value-type="string" calcext:value-type="string">
            <text:p>Imposto de Renda</text:p>
          </table:table-cell>
          <table:table-cell table:style-name="ce197"/>
          <table:table-cell table:number-columns-repeated="16368"/>
        </table:table-row>
        <table:table-row table:style-name="ro1">
          <table:table-cell table:style-name="ce224" office:value-type="string" calcext:value-type="string">
            <text:p>Resgate Bruto</text:p>
          </table:table-cell>
          <table:table-cell table:style-name="ce193"/>
          <table:table-cell/>
          <table:table-cell table:style-name="ce187"/>
          <table:table-cell table:number-columns-repeated="3"/>
          <table:table-cell table:style-name="ce224" office:value-type="string" calcext:value-type="string">
            <text:p>Resgate Bruto</text:p>
          </table:table-cell>
          <table:table-cell table:style-name="ce193"/>
          <table:table-cell table:number-columns-repeated="5"/>
          <table:table-cell table:style-name="ce224" office:value-type="string" calcext:value-type="string">
            <text:p>Resgate Bruto</text:p>
          </table:table-cell>
          <table:table-cell table:style-name="ce193"/>
          <table:table-cell table:number-columns-repeated="16368"/>
        </table:table-row>
        <table:table-row table:style-name="ro1">
          <table:table-cell table:style-name="ce224" office:value-type="string" calcext:value-type="string">
            <text:p>Imposto de Renda</text:p>
          </table:table-cell>
          <table:table-cell table:style-name="ce193"/>
          <table:table-cell/>
          <table:table-cell table:style-name="ce187"/>
          <table:table-cell table:number-columns-repeated="3"/>
          <table:table-cell table:style-name="ce224" office:value-type="string" calcext:value-type="string">
            <text:p>Imposto de Renda</text:p>
          </table:table-cell>
          <table:table-cell table:style-name="ce193"/>
          <table:table-cell table:number-columns-repeated="5"/>
          <table:table-cell table:style-name="ce224" office:value-type="string" calcext:value-type="string">
            <text:p>Imposto de Renda</text:p>
          </table:table-cell>
          <table:table-cell table:style-name="ce193"/>
          <table:table-cell table:number-columns-repeated="16368"/>
        </table:table-row>
        <table:table-row table:style-name="ro1">
          <table:table-cell table:style-name="ce224" office:value-type="string" calcext:value-type="string">
            <text:p>Resgate Líquido</text:p>
          </table:table-cell>
          <table:table-cell table:style-name="ce193"/>
          <table:table-cell/>
          <table:table-cell table:style-name="ce187"/>
          <table:table-cell table:number-columns-repeated="3"/>
          <table:table-cell table:style-name="ce224" office:value-type="string" calcext:value-type="string">
            <text:p>Resgate Líquido</text:p>
          </table:table-cell>
          <table:table-cell table:style-name="ce193"/>
          <table:table-cell table:number-columns-repeated="5"/>
          <table:table-cell table:style-name="ce224" office:value-type="string" calcext:value-type="string">
            <text:p>Resgate Líquido</text:p>
          </table:table-cell>
          <table:table-cell table:style-name="ce193"/>
          <table:table-cell table:number-columns-repeated="16368"/>
        </table:table-row>
        <table:table-row table:style-name="ro1">
          <table:table-cell table:style-name="ce224" office:value-type="string" calcext:value-type="string">
            <text:p>Valor de Resgate Total</text:p>
          </table:table-cell>
          <table:table-cell table:style-name="ce227"/>
          <table:table-cell/>
          <table:table-cell table:style-name="ce18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22" office:value-type="string" calcext:value-type="string">
            <text:p>Data</text:p>
          </table:table-cell>
          <table:table-cell table:style-name="ce222" office:value-type="string" calcext:value-type="string">
            <text:p>Fluxo de Caixa</text:p>
          </table:table-cell>
          <table:table-cell table:style-name="ce222" office:value-type="string" calcext:value-type="string">
            <text:p>Taxa SELIC</text:p>
          </table:table-cell>
          <table:table-cell table:style-name="ce222" office:value-type="string" calcext:value-type="string">
            <text:p>Fator Diário</text:p>
          </table:table-cell>
          <table:table-cell table:style-name="ce222" office:value-type="string" calcext:value-type="string">
            <text:p>Fator Acumulado</text:p>
          </table:table-cell>
          <table:table-cell table:style-name="ce222" office:value-type="string" calcext:value-type="string">
            <text:p>Valor Acumulado</text:p>
          </table:table-cell>
          <table:table-cell table:style-name="ce238"/>
          <table:table-cell table:style-name="ce222" office:value-type="string" calcext:value-type="string">
            <text:p>Data</text:p>
          </table:table-cell>
          <table:table-cell table:style-name="ce241" office:value-type="string" calcext:value-type="string">
            <text:p>Fluxo de Caixa</text:p>
          </table:table-cell>
          <table:table-cell table:style-name="ce222" office:value-type="string" calcext:value-type="string">
            <text:p>Taxa SELIC</text:p>
          </table:table-cell>
          <table:table-cell table:style-name="ce222" office:value-type="string" calcext:value-type="string">
            <text:p>Fator de Diário</text:p>
          </table:table-cell>
          <table:table-cell table:style-name="ce222" office:value-type="string" calcext:value-type="string">
            <text:p>Fator Acumulado</text:p>
          </table:table-cell>
          <table:table-cell table:style-name="ce222" office:value-type="string" calcext:value-type="string">
            <text:p>Valor Acumulado</text:p>
          </table:table-cell>
          <table:table-cell table:style-name="ce238"/>
          <table:table-cell table:style-name="ce222" office:value-type="string" calcext:value-type="string">
            <text:p>Data</text:p>
          </table:table-cell>
          <table:table-cell table:style-name="ce222" office:value-type="string" calcext:value-type="string">
            <text:p>Fluxos de Caixa</text:p>
          </table:table-cell>
          <table:table-cell table:style-name="ce222" office:value-type="string" calcext:value-type="string">
            <text:p>Taxa SELIC</text:p>
          </table:table-cell>
          <table:table-cell table:style-name="ce222" office:value-type="string" calcext:value-type="string">
            <text:p>Fator de Diário</text:p>
          </table:table-cell>
          <table:table-cell table:style-name="ce222" office:value-type="string" calcext:value-type="string">
            <text:p>Fator Acumulado</text:p>
          </table:table-cell>
          <table:table-cell table:style-name="ce222" office:value-type="string" calcext:value-type="string">
            <text:p>Valor Acumulado</text:p>
          </table:table-cell>
          <table:table-cell table:number-columns-repeated="16364"/>
        </table:table-row>
        <table:table-row table:style-name="ro1">
          <table:table-cell table:style-name="ce225" office:value-type="date" office:date-value="2017-09-26" calcext:value-type="date">
            <text:p>26/9/2017</text:p>
          </table:table-cell>
          <table:table-cell table:style-name="ce193" office:value-type="float" office:value="1500000" calcext:value-type="float">
            <text:p>1.500.000,00 </text:p>
          </table:table-cell>
          <table:table-cell table:style-name="ce203"/>
          <table:table-cell table:style-name="ce229"/>
          <table:table-cell table:style-name="ce232"/>
          <table:table-cell table:style-name="ce235"/>
          <table:table-cell/>
          <table:table-cell table:style-name="ce221" office:value-type="date" office:date-value="2019-05-14" calcext:value-type="date">
            <text:p>14/5/2019</text:p>
          </table:table-cell>
          <table:table-cell table:style-name="ce242" office:value-type="float" office:value="2500000" calcext:value-type="float">
            <text:p>2.500.000,00 </text:p>
          </table:table-cell>
          <table:table-cell table:style-name="ce203"/>
          <table:table-cell table:style-name="ce233"/>
          <table:table-cell table:style-name="ce232" table:number-columns-repeated="2"/>
          <table:table-cell/>
          <table:table-cell table:style-name="ce221" office:value-type="date" office:date-value="2021-03-19" calcext:value-type="date">
            <text:p>19/3/2021</text:p>
          </table:table-cell>
          <table:table-cell table:style-name="ce193" office:value-type="float" office:value="3750000" calcext:value-type="float">
            <text:p>3.750.000,00 </text:p>
          </table:table-cell>
          <table:table-cell table:style-name="ce203"/>
          <table:table-cell table:style-name="ce233"/>
          <table:table-cell table:style-name="ce232"/>
          <table:table-cell table:style-name="ce248"/>
          <table:table-cell table:number-columns-repeated="16364"/>
        </table:table-row>
        <table:table-row table:style-name="ro3" table:number-rows-repeated="928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3"/>
          <table:table-cell table:style-name="ce203"/>
          <table:table-cell table:style-name="ce233" table:number-columns-repeated="2"/>
          <table:table-cell table:style-name="ce193"/>
          <table:table-cell/>
          <table:table-cell table:style-name="ce221"/>
          <table:table-cell table:style-name="ce228"/>
          <table:table-cell table:style-name="ce203"/>
          <table:table-cell table:style-name="ce233" table:number-columns-repeated="2"/>
          <table:table-cell table:style-name="ce236"/>
          <table:table-cell table:number-columns-repeated="16364"/>
        </table:table-row>
        <table:table-row table:style-name="ro4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3"/>
          <table:table-cell table:style-name="ce203"/>
          <table:table-cell table:style-name="ce233" table:number-columns-repeated="2"/>
          <table:table-cell table:style-name="ce193"/>
          <table:table-cell/>
          <table:table-cell table:style-name="ce221"/>
          <table:table-cell table:style-name="ce247"/>
          <table:table-cell table:style-name="ce203"/>
          <table:table-cell table:style-name="ce233" table:number-columns-repeated="2"/>
          <table:table-cell table:style-name="ce236"/>
          <table:table-cell table:number-columns-repeated="16364"/>
        </table:table-row>
        <table:table-row table:style-name="ro3" table:number-rows-repeated="312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3"/>
          <table:table-cell table:style-name="ce203"/>
          <table:table-cell table:style-name="ce233" table:number-columns-repeated="2"/>
          <table:table-cell table:style-name="ce193"/>
          <table:table-cell/>
          <table:table-cell table:style-name="ce221"/>
          <table:table-cell/>
          <table:table-cell table:style-name="ce203"/>
          <table:table-cell table:style-name="ce233" table:number-columns-repeated="2"/>
          <table:table-cell table:style-name="ce236"/>
          <table:table-cell table:number-columns-repeated="16364"/>
        </table:table-row>
        <table:table-row table:style-name="ro3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3"/>
          <table:table-cell table:style-name="ce203"/>
          <table:table-cell table:style-name="ce233" table:number-columns-repeated="2"/>
          <table:table-cell table:style-name="ce193"/>
          <table:table-cell/>
          <table:table-cell table:style-name="ce221"/>
          <table:table-cell/>
          <table:table-cell table:style-name="ce228" table:number-columns-repeated="2"/>
          <table:table-cell table:style-name="ce233"/>
          <table:table-cell table:style-name="ce236"/>
          <table:table-cell table:number-columns-repeated="16364"/>
        </table:table-row>
        <table:table-row table:style-name="ro3" table:number-rows-repeated="152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3"/>
          <table:table-cell table:style-name="ce203"/>
          <table:table-cell table:style-name="ce233" table:number-columns-repeated="2"/>
          <table:table-cell table:style-name="ce193"/>
          <table:table-cell table:number-columns-repeated="16371"/>
        </table:table-row>
        <table:table-row table:style-name="ro4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 table:style-name="ce244"/>
          <table:table-cell table:style-name="ce203"/>
          <table:table-cell table:style-name="ce233" table:number-columns-repeated="2"/>
          <table:table-cell table:style-name="ce193"/>
          <table:table-cell table:number-columns-repeated="16371"/>
        </table:table-row>
        <table:table-row table:style-name="ro3" table:number-rows-repeated="312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/>
          <table:table-cell table:style-name="ce203"/>
          <table:table-cell table:style-name="ce233" table:number-columns-repeated="2"/>
          <table:table-cell table:style-name="ce193"/>
          <table:table-cell table:number-columns-repeated="16371"/>
        </table:table-row>
        <table:table-row table:style-name="ro3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21"/>
          <table:table-cell/>
          <table:table-cell table:style-name="ce199"/>
          <table:table-cell table:style-name="ce246"/>
          <table:table-cell table:style-name="ce233"/>
          <table:table-cell table:style-name="ce193"/>
          <table:table-cell table:number-columns-repeated="16371"/>
        </table:table-row>
        <table:table-row table:style-name="ro3" table:number-rows-repeated="78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 table:number-columns-repeated="3"/>
          <table:table-cell table:style-name="ce216"/>
          <table:table-cell table:style-name="ce234" table:number-columns-repeated="2"/>
          <table:table-cell table:style-name="ce237"/>
          <table:table-cell table:number-columns-repeated="16371"/>
        </table:table-row>
        <table:table-row table:style-name="ro3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 table:number-columns-repeated="4"/>
          <table:table-cell table:style-name="ce234" table:number-columns-repeated="2"/>
          <table:table-cell table:style-name="ce237"/>
          <table:table-cell table:number-columns-repeated="16371"/>
        </table:table-row>
        <table:table-row table:style-name="ro3" table:number-rows-repeated="13">
          <table:table-cell table:style-name="ce225"/>
          <table:table-cell table:style-name="ce228"/>
          <table:table-cell table:style-name="ce203"/>
          <table:table-cell table:style-name="ce229"/>
          <table:table-cell table:style-name="ce233"/>
          <table:table-cell table:style-name="ce236"/>
          <table:table-cell table:number-columns-repeated="16378"/>
        </table:table-row>
        <table:table-row table:style-name="ro3" table:number-rows-repeated="29">
          <table:table-cell table:style-name="ce225"/>
          <table:table-cell/>
          <table:table-cell table:style-name="ce203"/>
          <table:table-cell table:style-name="ce229"/>
          <table:table-cell table:style-name="ce233"/>
          <table:table-cell table:style-name="ce236"/>
          <table:table-cell table:number-columns-repeated="16378"/>
        </table:table-row>
        <table:table-row table:style-name="ro3" table:number-rows-repeated="204">
          <table:table-cell table:style-name="ce225"/>
          <table:table-cell/>
          <table:table-cell table:style-name="ce203"/>
          <table:table-cell table:style-name="ce229"/>
          <table:table-cell table:style-name="ce233"/>
          <table:table-cell table:style-name="ce236"/>
          <table:table-cell/>
          <table:table-cell table:style-name="ce217"/>
          <table:table-cell table:number-columns-repeated="16376"/>
        </table:table-row>
        <table:table-row table:style-name="ro3" table:number-rows-repeated="79">
          <table:table-cell table:style-name="ce225"/>
          <table:table-cell/>
          <table:table-cell table:style-name="ce203"/>
          <table:table-cell table:style-name="ce229"/>
          <table:table-cell table:style-name="ce233"/>
          <table:table-cell table:style-name="ce236"/>
          <table:table-cell table:number-columns-repeated="16378"/>
        </table:table-row>
        <table:table-row table:style-name="ro3">
          <table:table-cell table:style-name="ce225"/>
          <table:table-cell/>
          <table:table-cell table:style-name="ce199"/>
          <table:table-cell table:style-name="ce230"/>
          <table:table-cell table:style-name="ce233"/>
          <table:table-cell table:style-name="ce236"/>
          <table:table-cell/>
          <table:table-cell table:style-name="ce217"/>
          <table:table-cell table:number-columns-repeated="16376"/>
        </table:table-row>
        <table:table-row table:style-name="ro3" table:number-rows-repeated="218">
          <table:table-cell table:style-name="ce217"/>
          <table:table-cell/>
          <table:table-cell table:style-name="ce216"/>
          <table:table-cell table:style-name="ce231"/>
          <table:table-cell table:style-name="ce234"/>
          <table:table-cell table:style-name="ce237"/>
          <table:table-cell/>
          <table:table-cell table:style-name="ce217"/>
          <table:table-cell table:number-columns-repeated="16376"/>
        </table:table-row>
        <table:table-row table:style-name="ro3">
          <table:table-cell table:style-name="ce217"/>
          <table:table-cell table:number-columns-repeated="2"/>
          <table:table-cell table:style-name="ce231"/>
          <table:table-cell table:style-name="ce234"/>
          <table:table-cell table:style-name="ce237"/>
          <table:table-cell/>
          <table:table-cell table:style-name="ce217"/>
          <table:table-cell table:number-columns-repeated="16376"/>
        </table:table-row>
        <table:table-row table:style-name="ro3" table:number-rows-repeated="4">
          <table:table-cell table:style-name="ce217"/>
          <table:table-cell table:number-columns-repeated="16383"/>
        </table:table-row>
        <table:table-row table:style-name="ro3" table:number-rows-repeated="10462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mortização de Dívidas" table:style-name="ta6">
        <table:table-column table:style-name="co27" table:default-cell-style-name="ce189"/>
        <table:table-column table:style-name="co3" table:default-cell-style-name="ce189"/>
        <table:table-column table:style-name="co28" table:default-cell-style-name="ce189"/>
        <table:table-column table:style-name="co29" table:default-cell-style-name="ce189"/>
        <table:table-column table:style-name="co30" table:default-cell-style-name="ce189"/>
        <table:table-column table:style-name="co13" table:default-cell-style-name="ce189"/>
        <table:table-column table:style-name="co31" table:default-cell-style-name="ce189"/>
        <table:table-column table:style-name="co32" table:default-cell-style-name="ce189"/>
        <table:table-column table:style-name="co33" table:number-columns-repeated="2" table:default-cell-style-name="ce189"/>
        <table:table-column table:style-name="co34" table:default-cell-style-name="ce189"/>
        <table:table-column table:style-name="co29" table:number-columns-repeated="2" table:default-cell-style-name="ce189"/>
        <table:table-column table:style-name="co35" table:default-cell-style-name="ce189"/>
        <table:table-column table:style-name="co31" table:default-cell-style-name="ce189"/>
        <table:table-column table:style-name="co11" table:number-columns-repeated="16369" table:default-cell-style-name="ce189"/>
        <table:table-row table:style-name="ro1">
          <table:table-cell table:style-name="ce249" office:value-type="string" calcext:value-type="string" table:number-columns-spanned="7" table:number-rows-spanned="1">
            <text:p>TABELA PRICE</text:p>
          </table:table-cell>
          <table:covered-table-cell table:number-columns-repeated="5" table:style-name="ce251"/>
          <table:covered-table-cell table:style-name="ce262"/>
          <table:table-cell/>
          <table:table-cell table:style-name="ce249" office:value-type="string" calcext:value-type="string" table:number-columns-spanned="7" table:number-rows-spanned="1">
            <text:p>SISTEMA DE AMORTIZAÇÃO CONSTANTE - SAC</text:p>
          </table:table-cell>
          <table:covered-table-cell table:number-columns-repeated="5" table:style-name="ce251"/>
          <table:covered-table-cell table:style-name="ce262"/>
          <table:table-cell table:number-columns-repeated="16369"/>
        </table:table-row>
        <table:table-row table:style-name="ro1">
          <table:table-cell table:number-columns-repeated="2"/>
          <table:table-cell table:style-name="ce252" office:value-type="string" calcext:value-type="string">
            <text:p>Data de Liquidação</text:p>
          </table:table-cell>
          <table:table-cell table:style-name="ce255" office:value-type="date" office:date-value="2021-07-19" calcext:value-type="date">
            <text:p>19/7/2021</text:p>
          </table:table-cell>
          <table:table-cell table:style-name="ce257" office:value-type="string" calcext:value-type="string">
            <text:p>Número de Parcelas</text:p>
          </table:table-cell>
          <table:table-cell table:style-name="ce259" office:value-type="float" office:value="72" calcext:value-type="float">
            <text:p>72 </text:p>
          </table:table-cell>
          <table:table-cell table:number-columns-repeated="4"/>
          <table:table-cell table:style-name="ce252" office:value-type="string" calcext:value-type="string">
            <text:p>Data de Liquidação</text:p>
          </table:table-cell>
          <table:table-cell table:style-name="ce255" office:value-type="date" office:date-value="2021-11-12" calcext:value-type="date">
            <text:p>12/11/2021</text:p>
          </table:table-cell>
          <table:table-cell table:style-name="ce257" office:value-type="string" calcext:value-type="string">
            <text:p>Número de Parcelas</text:p>
          </table:table-cell>
          <table:table-cell table:style-name="ce259" office:value-type="float" office:value="72" calcext:value-type="float">
            <text:p>72 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53" office:value-type="string" calcext:value-type="string">
            <text:p>Valor Empréstimo</text:p>
          </table:table-cell>
          <table:table-cell table:style-name="ce193"/>
          <table:table-cell table:style-name="ce250" office:value-type="string" calcext:value-type="string">
            <text:p>Taxa de Juro</text:p>
          </table:table-cell>
          <table:table-cell table:style-name="ce260" office:value-type="percentage" office:value="0.008" calcext:value-type="percentage">
            <text:p>0,80%</text:p>
          </table:table-cell>
          <table:table-cell/>
          <table:table-cell table:style-name="ce250" office:value-type="string" calcext:value-type="string">
            <text:p>Saldo Devedor Total</text:p>
          </table:table-cell>
          <table:table-cell table:number-columns-repeated="2"/>
          <table:table-cell table:style-name="ce253" office:value-type="string" calcext:value-type="string">
            <text:p>Valor Empréstimo</text:p>
          </table:table-cell>
          <table:table-cell table:style-name="ce193" office:value-type="float" office:value="725000" calcext:value-type="float">
            <text:p>725.000,00 </text:p>
          </table:table-cell>
          <table:table-cell table:style-name="ce250" office:value-type="string" calcext:value-type="string">
            <text:p>Taxa de Juro</text:p>
          </table:table-cell>
          <table:table-cell table:style-name="ce260" office:value-type="percentage" office:value="0.008" calcext:value-type="percentage">
            <text:p>0,80%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54" office:value-type="string" calcext:value-type="string">
            <text:p>Data Base</text:p>
          </table:table-cell>
          <table:table-cell table:style-name="ce256" office:value-type="date" office:date-value="2026-03-12" calcext:value-type="date">
            <text:p>12/3/2026</text:p>
          </table:table-cell>
          <table:table-cell table:style-name="ce258" office:value-type="string" calcext:value-type="string">
            <text:p>Valor Atualizado</text:p>
          </table:table-cell>
          <table:table-cell table:style-name="ce214"/>
          <table:table-cell/>
          <table:table-cell table:style-name="ce193" table:formula="of:=[.F4]+[.N4]" office:value-type="float" office:value="0" calcext:value-type="float">
            <text:p>0,00 </text:p>
          </table:table-cell>
          <table:table-cell table:number-columns-repeated="2"/>
          <table:table-cell table:style-name="ce254" office:value-type="string" calcext:value-type="string">
            <text:p>Data Base</text:p>
          </table:table-cell>
          <table:table-cell table:style-name="ce256" office:value-type="date" office:date-value="2026-03-12" calcext:value-type="date">
            <text:p>12/3/2026</text:p>
          </table:table-cell>
          <table:table-cell table:style-name="ce258" office:value-type="string" calcext:value-type="string">
            <text:p>Valor Atualizado</text:p>
          </table:table-cell>
          <table:table-cell table:style-name="ce21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Prestação</text:p>
          </table:table-cell>
          <table:table-cell table:style-name="ce250" office:value-type="string" calcext:value-type="string">
            <text:p>Juros</text:p>
          </table:table-cell>
          <table:table-cell table:style-name="ce250" office:value-type="string" calcext:value-type="string">
            <text:p>Amortização</text:p>
          </table:table-cell>
          <table:table-cell table:style-name="ce250" office:value-type="string" calcext:value-type="string">
            <text:p>Saldo Devedor</text:p>
          </table:table-cell>
          <table:table-cell table:style-name="ce250" office:value-type="string" calcext:value-type="string">
            <text:p>Var Dias</text:p>
          </table:table-cell>
          <table:table-cell table:style-name="ce250" office:value-type="string" calcext:value-type="string">
            <text:p>Valor Atualizado</text:p>
          </table:table-cell>
          <table:table-cell table:style-name="ce217"/>
          <table:table-cell table:style-name="ce263" office:value-type="string" calcext:value-type="string">
            <text:p>Data</text:p>
          </table:table-cell>
          <table:table-cell table:style-name="ce264" office:value-type="string" calcext:value-type="string">
            <text:p>Prestação</text:p>
          </table:table-cell>
          <table:table-cell table:style-name="ce264" office:value-type="string" calcext:value-type="string">
            <text:p>Juros</text:p>
          </table:table-cell>
          <table:table-cell table:style-name="ce264" office:value-type="string" calcext:value-type="string">
            <text:p>Amortização</text:p>
          </table:table-cell>
          <table:table-cell table:style-name="ce264" office:value-type="string" calcext:value-type="string">
            <text:p>Saldo Devedor</text:p>
          </table:table-cell>
          <table:table-cell table:style-name="ce264" office:value-type="string" calcext:value-type="string">
            <text:p>Var Dias</text:p>
          </table:table-cell>
          <table:table-cell table:style-name="ce265" office:value-type="string" calcext:value-type="string">
            <text:p>Valor Atualizado</text:p>
          </table:table-cell>
          <table:table-cell table:number-columns-repeated="16369"/>
        </table:table-row>
        <table:table-row table:style-name="ro1">
          <table:table-cell table:style-name="ce221"/>
          <table:table-cell table:style-name="ce198" table:number-columns-repeated="3"/>
          <table:table-cell table:style-name="ce193"/>
          <table:table-cell table:style-name="ce261"/>
          <table:table-cell table:style-name="ce198"/>
          <table:table-cell table:style-name="ce217"/>
          <table:table-cell table:style-name="ce221"/>
          <table:table-cell table:style-name="ce198" table:number-columns-repeated="3"/>
          <table:table-cell table:style-name="ce193"/>
          <table:table-cell table:style-name="ce261"/>
          <table:table-cell table:style-name="ce198"/>
          <table:table-cell table:number-columns-repeated="16369"/>
        </table:table-row>
        <table:table-row table:style-name="ro1" table:number-rows-repeated="72">
          <table:table-cell table:style-name="ce221"/>
          <table:table-cell table:style-name="ce193" table:number-columns-repeated="4"/>
          <table:table-cell table:style-name="ce261"/>
          <table:table-cell table:style-name="ce198"/>
          <table:table-cell table:style-name="ce217"/>
          <table:table-cell table:style-name="ce221"/>
          <table:table-cell table:style-name="ce193" table:number-columns-repeated="4"/>
          <table:table-cell table:style-name="ce261"/>
          <table:table-cell table:style-name="ce198"/>
          <table:table-cell table:number-columns-repeated="16369"/>
        </table:table-row>
        <table:table-row table:style-name="ro3" table:number-rows-repeated="104849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Feriados" table:base-cell-address="$'Nome dos Participantes'.$A$1" table:cell-range-address="$Feriados.$A$2:.$A$126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7P0"/>
    </number:number-style>
    <number:number-style style:name="N149P0" style:volatile="true">
      <number:number number:decimal-places="8" number:min-decimal-places="8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8" number:min-decimal-places="8" number:min-integer-digits="1" number:grouping="true"/>
      <number:text> </number:text>
      <style:map style:condition="value()&gt;=0" style:apply-style-name="N149P0"/>
    </number:number-style>
    <number:percentage-style style:name="N150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mortização_20_de_20_Dívidas" style:display-name="PageStyle_Amortização de Dívid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valência_20_de_20_Capitais" style:display-name="PageStyle_Equivalência de Capita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ercícios_20_de_20_Aula" style:display-name="PageStyle_Exercícios de Aul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me_20_dos_20_Participantes" style:display-name="PageStyle_Nome dos Participan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_20_do_20_Dinheiro" style:display-name="PageStyle_Custo do Dinhei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riados" style:display-name="PageStyle_Feriad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ardo Araujo</meta:initial-creator>
    <meta:creation-date>2024-11-12T21:59:52</meta:creation-date>
    <dc:date>2026-03-05T22:59:42.904218525</dc:date>
    <meta:generator>LibreOffice/7.4.7.2$Linux_X86_64 LibreOffice_project/40$Build-2</meta:generator>
    <meta:editing-duration>PT58M35S</meta:editing-duration>
    <meta:editing-cycles>2</meta:editing-cycles>
    <meta:document-statistic meta:table-count="6" meta:cell-count="4252" meta:object-count="0"/>
    <meta:user-defined meta:name="AppVersion">16.0300</meta:user-defined>
  </office:meta>
</office:document-meta>
</file>